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10 Pitch1" svg:font-family="'Courier 10 Pitch'"/>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WenQuanYi Micro Hei2" svg:font-family="'WenQuanYi Micro Hei'" style:font-family-generic="modern" style:font-pitch="fixed"/>
    <style:font-face style:name="WenQuanYi Micro Hei" svg:font-family="'WenQuanYi Micro Hei'" style:font-pitch="variable"/>
    <style:font-face style:name="文泉驛微米黑" svg:font-family="文泉驛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2pt" style:font-name-asian="文泉驛微米黑" style:font-size-asian="12pt" style:font-size-complex="12pt"/>
    </style:style>
    <style:style style:name="P5" style:family="paragraph" style:parent-style-name="Standard">
      <style:text-properties style:font-name="文泉驛微米黑" fo:font-size="12pt" style:font-name-asian="文泉驛微米黑" style:font-size-asian="12pt" style:font-size-complex="12pt"/>
    </style:style>
    <style:style style:name="P6" style:family="paragraph" style:parent-style-name="Standard">
      <style:paragraph-properties>
        <style:tab-stops>
          <style:tab-stop style:position="1.5626in"/>
        </style:tab-stops>
      </style:paragraph-properties>
      <style:text-properties style:font-name="文泉驛微米黑" fo:font-size="12pt" style:font-name-asian="文泉驛微米黑" style:font-size-asian="12pt" style:font-size-complex="12pt"/>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text-properties style:font-name="Liberation Serif" fo:font-size="12pt" fo:font-weight="normal" style:font-name-asian="Liberation Serif" style:font-size-asian="12pt" style:font-weight-asian="normal" style:font-size-complex="12pt" style:font-weight-complex="normal"/>
    </style:style>
    <style:style style:name="P9" style:family="paragraph" style:parent-style-name="Standard">
      <style:text-properties style:font-name="Liberation Serif" fo:font-size="12pt" fo:font-weight="normal" style:font-name-asian="WenQuanYi Micro Hei" style:font-size-asian="12pt" style:font-weight-asian="normal" style:font-size-complex="12pt" style:font-weight-complex="normal"/>
    </style:style>
    <style:style style:name="P10" style:family="paragraph" style:parent-style-name="Standard">
      <style:text-properties style:font-name="Liberation Serif"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20pt" style:font-size-asian="20pt" style:font-size-complex="20pt"/>
    </style:style>
    <style:style style:name="P1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color="#333333" style:font-name="Liberation Serif" fo:font-size="12pt" style:font-size-asian="12pt" style:font-size-complex="12pt"/>
    </style:style>
    <style:style style:name="P14" style:family="paragraph" style:parent-style-name="Standard">
      <style:text-properties style:font-name="Courier 10 Pitch" fo:font-size="12pt" style:font-size-asian="12pt" style:font-size-complex="12pt"/>
    </style:style>
    <style:style style:name="P15" style:family="paragraph" style:parent-style-name="Standard">
      <style:text-properties style:font-name="WenQuanYi Micro Hei" fo:font-size="12pt" style:font-name-asian="WenQuanYi Micro Hei" style:font-size-asian="12pt" style:font-size-complex="12pt"/>
    </style:style>
    <style:style style:name="P16" style:family="paragraph" style:parent-style-name="Standard">
      <style:text-properties style:font-name="WenQuanYi Micro Hei" fo:font-size="12pt" fo:font-weight="normal" style:font-name-asian="WenQuanYi Micro Hei"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WenQuanYi Micro Hei" fo:font-size="12pt" fo:font-weight="normal" style:font-name-asian="WenQuanYi Micro Hei"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WenQuanYi Micro Hei" fo:font-size="12pt" fo:font-weight="bold" style:font-name-asian="WenQuanYi Micro Hei"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WenQuanYi Micro Hei" fo:font-size="22pt" fo:font-weight="bold" style:font-name-asian="WenQuanYi Micro Hei" style:font-size-asian="22pt" style:font-weight-asian="bold" style:font-size-complex="22pt" style:font-weight-complex="bold"/>
    </style:style>
    <style:style style:name="P20" style:family="paragraph" style:parent-style-name="Standard">
      <style:paragraph-properties fo:text-align="center" style:justify-single-word="false"/>
      <style:text-properties style:font-name="WenQuanYi Micro Hei" fo:font-size="20pt" fo:font-weight="bold" style:font-name-asian="WenQuanYi Micro Hei" style:font-size-asian="20pt" style:font-weight-asian="bold" style:font-size-complex="20pt" style:font-weight-complex="bold"/>
    </style:style>
    <style:style style:name="P21" style:family="paragraph" style:parent-style-name="Standard">
      <style:paragraph-properties fo:text-align="start" style:justify-single-word="false"/>
      <style:text-properties style:font-name="Courier 10 Pitch1" fo:font-size="12pt" fo:language="en" fo:country="US" fo:font-weight="normal" style:font-name-asian="Courier 10 Pitch1" style:font-size-asian="12pt" style:language-asian="en" style:country-asian="US" style:font-weight-asian="normal" style:font-name-complex="Courier 10 Pitch1" style:font-size-complex="12pt" style:language-complex="en" style:country-complex="US" style:font-weight-complex="normal"/>
    </style:style>
    <style:style style:name="P22" style:family="paragraph" style:parent-style-name="Standard">
      <style:paragraph-properties fo:break-before="page"/>
      <style:text-properties style:font-name="Liberation Serif" fo:font-size="12pt" style:font-size-asian="12pt" style:font-size-complex="12pt"/>
    </style:style>
    <style:style style:name="P23" style:family="paragraph" style:parent-style-name="Standard">
      <style:paragraph-properties fo:text-align="center" style:justify-single-word="false" fo:break-before="page"/>
      <style:text-properties fo:font-size="20pt" style:font-size-asian="20pt" style:font-size-complex="20pt"/>
    </style:style>
    <style:style style:name="P24" style:family="paragraph" style:parent-style-name="Standard">
      <style:paragraph-properties fo:text-align="center" style:justify-single-word="false" fo:break-before="page"/>
      <style:text-properties style:font-name="WenQuanYi Micro Hei" fo:font-size="22pt" fo:font-weight="bold" style:font-name-asian="WenQuanYi Micro Hei" style:font-size-asian="22pt" style:font-weight-asian="bold" style:font-size-complex="22pt" style:font-weight-complex="bold"/>
    </style:style>
    <style:style style:name="P25" style:family="paragraph" style:parent-style-name="Text_20_body">
      <style:paragraph-properties fo:text-align="center" style:justify-single-word="false" fo:break-before="page"/>
    </style:style>
    <style:style style:name="P26"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28" style:family="paragraph" style:parent-style-name="Text_20_body">
      <style:paragraph-properties fo:text-align="center" style:justify-single-word="false"/>
      <style:text-properties fo:font-size="20pt" style:font-size-asian="20pt" style:font-size-complex="20pt"/>
    </style:style>
    <style:style style:name="P29" style:family="paragraph" style:parent-style-name="Text_20_body">
      <style:paragraph-properties fo:text-align="center" style:justify-single-word="false"/>
      <style:text-properties style:font-name="文泉驛微米黑" fo:font-size="24pt" style:font-name-asian="文泉驛微米黑" style:font-size-asian="24pt" style:font-size-complex="24pt"/>
    </style:style>
    <style:style style:name="P30" style:family="paragraph" style:parent-style-name="Text_20_body">
      <style:text-properties style:font-name="文泉驛微米黑" style:font-name-asian="文泉驛微米黑"/>
    </style:style>
    <style:style style:name="P31" style:family="paragraph" style:parent-style-name="Text_20_body">
      <style:paragraph-properties fo:text-align="center" style:justify-single-word="false"/>
      <style:text-properties style:font-name="文泉驛微米黑" fo:font-size="18pt" style:font-name-asian="文泉驛微米黑" style:font-size-asian="18pt" style:font-size-complex="18pt"/>
    </style:style>
    <style:style style:name="P32" style:family="paragraph" style:parent-style-name="Text_20_body">
      <style:paragraph-properties fo:text-align="center" style:justify-single-word="false"/>
      <style:text-properties style:font-name="文泉驛微米黑" fo:font-size="20pt" fo:font-weight="normal" style:font-name-asian="文泉驛微米黑" style:font-size-asian="20pt" style:font-weight-asian="normal" style:font-size-complex="20pt" style:font-weight-complex="normal"/>
    </style:style>
    <style:style style:name="P33" style:family="paragraph" style:parent-style-name="Preformatted_20_Text">
      <style:text-properties style:font-name="Liberation Serif" fo:font-size="12pt" style:font-size-asian="12pt" style:font-size-complex="12pt"/>
    </style:style>
    <style:style style:name="P34" style:family="paragraph" style:parent-style-name="Preformatted_20_Text">
      <style:text-properties style:font-name="Courier 10 Pitch" fo:font-size="12pt" style:font-size-asian="12pt" style:font-size-complex="12pt"/>
    </style:style>
    <style:style style:name="P35" style:family="paragraph" style:parent-style-name="Preformatted_20_Text">
      <style:paragraph-properties>
        <style:tab-stops>
          <style:tab-stop style:position="1.5937in"/>
        </style:tab-stops>
      </style:paragraph-properties>
      <style:text-properties style:font-name="Courier 10 Pitch" fo:font-size="12pt" style:font-size-asian="12pt" style:font-size-complex="12pt"/>
    </style:style>
    <style:style style:name="P36" style:family="paragraph" style:parent-style-name="Preformatted_20_Text">
      <style:paragraph-properties>
        <style:tab-stops>
          <style:tab-stop style:position="1.2291in"/>
        </style:tab-stops>
      </style:paragraph-properties>
      <style:text-properties style:font-name="Courier 10 Pitch" fo:font-size="12pt" style:font-size-asian="12pt" style:font-size-complex="12pt"/>
    </style:style>
    <style:style style:name="P37" style:family="paragraph" style:parent-style-name="Preformatted_20_Text">
      <style:text-properties style:font-name="Courier 10 Pitch" fo:font-size="12pt" fo:font-weight="normal" style:font-name-asian="Liberation Serif" style:font-size-asian="12pt" style:font-weight-asian="normal" style:font-size-complex="12pt" style:font-weight-complex="normal"/>
    </style:style>
    <style:style style:name="P38" style:family="paragraph" style:parent-style-name="Preformatted_20_Text">
      <style:paragraph-properties fo:margin-top="0in" fo:margin-bottom="0.1965in"/>
      <style:text-properties style:font-name="Courier 10 Pitch" fo:font-size="12pt" style:font-size-asian="12pt" style:font-size-complex="12pt"/>
    </style:style>
    <style:style style:name="P39" style:family="paragraph" style:parent-style-name="Preformatted_20_Text">
      <style:paragraph-properties fo:margin-top="0in" fo:margin-bottom="0.1965in">
        <style:tab-stops>
          <style:tab-stop style:position="1.5937in"/>
        </style:tab-stops>
      </style:paragraph-properties>
      <style:text-properties style:font-name="Courier 10 Pitch" fo:font-size="12pt" style:font-size-asian="12pt" style:font-size-complex="12pt"/>
    </style:style>
    <style:style style:name="P40" style:family="paragraph" style:parent-style-name="Preformatted_20_Text">
      <style:paragraph-properties fo:margin-top="0in" fo:margin-bottom="0.1965in">
        <style:tab-stops>
          <style:tab-stop style:position="1.2291in"/>
        </style:tab-stops>
      </style:paragraph-properties>
      <style:text-properties style:font-name="Courier 10 Pitch" fo:font-size="12pt" style:font-size-asian="12pt" style:font-size-complex="12pt"/>
    </style:style>
    <style:style style:name="P41" style:family="paragraph" style:parent-style-name="Preformatted_20_Text">
      <style:paragraph-properties fo:margin-top="0in" fo:margin-bottom="0.1965in"/>
      <style:text-properties style:font-name="Courier 10 Pitch" fo:font-size="12pt" fo:font-weight="normal" style:font-name-asian="Liberation Serif" style:font-size-asian="12pt" style:font-weight-asian="normal" style:font-size-complex="12pt" style:font-weight-complex="normal"/>
    </style:style>
    <style:style style:name="P42" style:family="paragraph" style:parent-style-name="Standard" style:list-style-name="L2">
      <style:text-properties style:font-name="WenQuanYi Micro Hei" fo:font-size="12pt" fo:font-weight="normal" style:font-name-asian="WenQuanYi Micro Hei" style:font-size-asian="12pt" style:font-weight-asian="normal" style:font-size-complex="12pt" style:font-weight-complex="normal"/>
    </style:style>
    <style:style style:name="P43" style:family="paragraph" style:parent-style-name="Text_20_body" style:list-style-name="L1">
      <style:text-properties fo:color="#333333" fo:font-size="12pt" style:font-size-asian="12pt" style:font-size-complex="12pt"/>
    </style:style>
    <style:style style:name="P44" style:family="paragraph" style:parent-style-name="Text_20_body" style:list-style-name="L1">
      <style:text-properties fo:color="#333333"/>
    </style:style>
    <style:style style:name="P45" style:family="paragraph" style:parent-style-name="Heading_20_1">
      <style:paragraph-properties fo:text-align="center" style:justify-single-word="false"/>
      <style:text-properties style:font-name="文泉驛微米黑" fo:font-size="24pt" style:font-name-asian="文泉驛微米黑" style:font-size-asian="24pt" style:font-size-complex="24pt"/>
    </style:style>
    <style:style style:name="P46" style:family="paragraph" style:parent-style-name="Heading_20_1">
      <style:text-properties style:font-name="文泉驛微米黑" style:font-name-asian="文泉驛微米黑"/>
    </style:style>
    <style:style style:name="P47" style:family="paragraph" style:parent-style-name="Heading_20_1">
      <style:text-properties style:font-name="WenQuanYi Micro Hei" style:font-name-asian="WenQuanYi Micro Hei"/>
    </style:style>
    <style:style style:name="P48" style:family="paragraph" style:parent-style-name="Heading_20_1">
      <style:text-properties style:font-name-asian="文泉驛微米黑"/>
    </style:style>
    <style:style style:name="P49" style:family="paragraph" style:parent-style-name="Heading_20_1" style:master-page-name="First_20_Page">
      <style:paragraph-properties fo:text-align="center" style:justify-single-word="false" style:page-number="auto"/>
      <style:text-properties style:font-name="文泉驛微米黑" fo:font-size="24pt" style:font-name-asian="文泉驛微米黑" style:font-size-asian="24pt" style:font-size-complex="24pt"/>
    </style:style>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style:font-name="Liberation Serif" fo:font-size="12pt" style:font-name-asian="Liberation Serif" style:font-size-asian="12pt" style:font-size-complex="12pt"/>
    </style:style>
    <style:style style:name="T4" style:family="text">
      <style:text-properties style:font-name="Liberation Serif" style:font-name-asian="Liberation Serif"/>
    </style:style>
    <style:style style:name="T5" style:family="text">
      <style:text-properties fo:font-size="12pt" style:font-size-asian="12pt" style:font-size-complex="12pt"/>
    </style:style>
    <style:style style:name="T6" style:family="text">
      <style:text-properties style:font-name="文泉驛微米黑" style:font-name-asian="文泉驛微米黑"/>
    </style:style>
    <style:style style:name="T7" style:family="text">
      <style:text-properties style:font-name="Courier 10 Pitch"/>
    </style:style>
    <style:style style:name="T8" style:family="text">
      <style:text-properties style:font-name="Courier 10 Pitch" style:font-name-asian="Liberation Serif"/>
    </style:style>
    <style:style style:name="T9" style:family="text">
      <style:text-properties fo:color="#333333"/>
    </style:style>
    <style:style style:name="T10" style:family="text">
      <style:text-properties fo:color="#333333" style:font-name="Liberation Serif" style:font-name-asian="Liberation Serif"/>
    </style:style>
    <style:style style:name="T11" style:family="text">
      <style:text-properties style:font-name="WenQuanYi Micro Hei" style:font-name-asian="WenQuanYi Micro Hei"/>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h text:style-name="P45" text:outline-level="1"/>
      <text:h text:style-name="P45" text:outline-level="1">ATS编程入门</text:h>
      <text:p text:style-name="P32">(Introdution to Programming in ATS)</text:p>
      <text:p text:style-name="P29"/>
      <text:p text:style-name="P31">奚宏伟 著</text:p>
      <text:p text:style-name="P25"/>
      <text:p text:style-name="P27">前言</text:p>
      <text:p text:style-name="Standard"/>
      <text:p text:style-name="P5">ATS是一种携带静态类型的程序语言，借助表达力丰富且细致的静态类型系统，ATS能够有效地将程序代码构建(program construction)与形式规范描述(formal specification)相结合。在ATS程序语言系统中，有两个子语言系统相互并存，其中一个子语言用于描述形式规范，而另一个子语言则用于实现所设定的形式规范。此外，ATS还包含一个用于形式证明的子系统，借助于此子系统，一个给定的规范与实现此规范的代码之间的一致性与否，可以由ATS类型检测器自动加以验证。</text:p>
      <text:p text:style-name="P2"/>
      <text:p text:style-name="P2">从研发静态类型的程序语言的角度来看，ATS语言系统的成功设计与实现，可被认作是一次将高级类型系统用于实际编程的重大突破。</text:p>
      <text:p text:style-name="P1"/>
      <text:p text:style-name="P2">如果我仅可选用一个词用以刻画ATS的独特性，我将会选择“精确”一词，有效地使用ATS程序语言可使程序员对诸多编程需求及编程中的不变量进行精确描述，并利用ATS所携带的类型系统对所得到的精确描述的规范给予正确实现。ATS的这一显著特点将在此书中通过实例得以具体且反复的论证及演示。</text:p>
      <text:p text:style-name="P2"/>
      <text:p text:style-name="P2">为了能在构建（大型）软件系统中保持精确性，我们必须对所构建的系统给予恰当地描述。在当今通行的软件制作过程中，对软件系统的描述大都采用形式化程度极为不同的方法。例如，有基于口语表述的描述；有基于草图或示意图的描述；有基于使用UML一类模型语言的描述；有基于诸如Z和VDM等形式规范语言的描述；等等。通常，对所要构建的软件系统进行描述的首要目的是在一组软件编程人员中达到对此软件系统某种程度上的共识。</text:p>
      <text:p text:style-name="P2"/>
      <text:p text:style-name="P2">当一个软件系统的描述确定后，也即所要构建的规范制定后，我们需要利用某一种或多种程序语言实现这一规范。一般而言，能够有理由相信（更不用说保证）一个得以实现的软件确实满足为此软件所制定的规范是极其困难的。即使此软件最初满足给定的规范，随着此软件被渐进式的修正及改进，软件代码几乎将不可避免地与软件规范渐行渐远，逐步偏离。随着此种偏离而来的将是诸多恼人的后果。对软件开发人员而言，阅读软件规范对理解软件代码的效用将愈来愈不确定（有时甚至会误导），而软件代码逐渐变成了它自身的（一种极难理解的）规范。这对软件的进一步开发与扩展都是极为不利的。就软件使用人员而言，通过阅读软件规范学习软件的功能所需的时间及努力会大幅增加。</text:p>
      <text:p text:style-name="P2"/>
      <text:p text:style-name="Standard"><text:span text:style-name="T5">马丁洛夫（Martin-L</text:span>ō<text:span text:style-name="T5">f）建立构造性类型系统最初目的在于为现代数学提供一个坚实的基础。受到此类型理论的启发，我将ATS设计成为一种融规范描述及代码实现于一体的程序语言。大致上此语言包含两块在语法层面上相互分离的组成部分。其中之一被称为静态部分，而另一个被</text:span><text:soft-page-break/><text:span text:style-name="T5">称为动态部分。从直观上来讲，静态部分是用于处理与类型相关的事物，而动态部分则用以支持程序构建。特别值得一提的是，编程中所需的规范描述是属于静态部分的。给定一个规范，我们如何用一种行之有效的方法保证用以实现此规范的代码正确实现了此规范，我们在此采纳一种“解铃还须系铃人”的方法。进一步来说，我们要求程序员在编写程序的同时，构造一个可以由类型检测器自动验证的证明，以演示所构造程序的正确性。因为这是一种以编写程序人员为中心的程序验证方法，我们称之为用于程序验证的“程序员中心法”。</text:span></text:p>
      <text:p text:style-name="P2"/>
      <text:p text:style-name="P2">ATS也是一个具有丰富功能的程序语言，目前ATS已可支持函数式编程、命令式编程、面向对象式编程、并发式程序开发、基于模块的程序开发，等等。与ATS本身相比，ATS的核心却是一个简单的基于传值的函数式语言，我的这本专注于ATS编程入门之书也正是从介绍ATS的这个简单的核心出发。在此书中，我将利用诸多实例来引入并详细阐述ATS的众多功能书，并特别着重于让读者通过例子学习用ATS有效地编写出（极）高质量的程序代码。如果作为一个读者，你的兴趣主要在于学习和理解ATS的理论基础，那你可能要从其他地方（特别是诸多已经发表的论文中）获取相应知识。</text:p>
      <text:p text:style-name="P2"/>
      <text:p text:style-name="P2">如果你懂得如何实现程序，你可以被称作是一个“好”的程序员。如果你想更上一层楼，成为一个“更好”的程序员，你必须学习并且学会用清晰的逻辑来解释你实现的程序。我本人很难想象与一个不能解释其自身所构造的程序的人一起合作。令人遗憾的是，此类程序员是现今程序员中的绝大多数。如果你想成为“最好”的程序员，你需要有能力保证正确实现所给定的程序规范。我衷心希望通过对ATS的学习与实践，你能被引导走上成为最好的程序员的充满惊奇的旅程。请让这旅程现在就于此开始！</text:p>
      <text:p text:style-name="P2"/>
      <text:p text:style-name="P2"/>
      <text:p text:style-name="P23"/>
      <text:p text:style-name="P11"/>
      <text:p text:style-name="P12">第一章</text:p>
      <text:p text:style-name="P26">开始前的准备</text:p>
      <text:p text:style-name="P2"/>
      <text:p text:style-name="P2">在学习一门程序语言时，你极有可能希望用所学的语言构建一些程序。你也有可能想试一试此书中的程序范例，看看结果如何。所以，我要做的第一件事就是讲解一下如何构建一个单文件程序，也即一个其所有代码均包含在一个文件中的程序，进而再用ATS的编译器将此程序编译成可执行的目标代码。</text:p>
      <text:p text:style-name="P2"/>
      <text:h text:style-name="P47" text:outline-level="1">一、一个完整的ATS程序</text:h>
      <text:p text:style-name="P2"/>
      <text:p text:style-name="P2">以下的一个例子是一个独立完整的ATS程序：</text:p>
      <text:p text:style-name="P2"/>
      <text:p text:style-name="P34">val _void_ = print ("Hello, world!\n")</text:p>
      <text:p text:style-name="P38">implement main () = () // a dummy implementation for [main]</text:p>
      <text:p text:style-name="P5">此程序的功能是在显示屏上打印出字符串Hello,World!及一个回车符。这里的关键词val是用来引入一个介于变元_void_和函数调用print(“Hello,World!\n”)之间的指代(binding)。这一指代在引用后并未被使用，他的唯一作用是使被指代的对象得以求值。名称为main的函数在ATS语言中具有特殊意义，这一点我将在它处给予详细解释。对于一个熟悉C或Java编程语言的程序员，我在此简单指出函数main在ATS中所扮演的角色与它在C或Java中的同名函数相类似。关键词implement是用以引入一个函数的实现，而此被实现的函数的界面已在它处给出。例如函数main的界面已在ATS语言系统中的某处给出如下：</text:p>
      <text:p text:style-name="P2"/>
      <text:p text:style-name="P34">fun main (): void</text:p>
      <text:p text:style-name="P2"/>
      <text:p text:style-name="P5">这一界面的意义是这样的：首先，它指出main是一个零元函数，也即一个无参数函数；其次，</text:p>
      <text:p text:style-name="P5">它指出main函数的返回值是一个空值。在ATS中，两个连在一起的斜杠是用以引入至所在行结尾处终止的注释。</text:p>
      <text:p text:style-name="P2"/>
      <text:p text:style-name="P2">假如你已经安装好了ATS程序语言系统，你现在就可以执行如下给出的命令行：</text:p>
      <text:p text:style-name="P2"/>
      <text:p text:style-name="P14">atscc -o hello hello.dats</text:p>
      <text:p text:style-name="P7"/>
      <text:p text:style-name="P5">在此，hello.dats是指一个包含上述程序的文件。这里使用的文件名的扩展dats对编译命令<text:soft-page-break/>atscc来说具有特殊含意，因此这一扩展不可随意改动。我们随后将碰到另一个具有特殊含意的文件名扩展sats。届时我将会解释一下这两个文件名扩展之间的关系。</text:p>
      <text:h text:style-name="P48" text:outline-level="1">二、构建单文件程序的模版</text:h>
      <text:p text:style-name="P4"/>
      <text:p text:style-name="P2">以下代码模板是为构建单文件ATS程序之用：</text:p>
      <text:p text:style-name="P2"/>
      <text:p text:style-name="P34">(*</text:p>
      <text:p text:style-name="P34">**</text:p>
      <text:p text:style-name="P34">** This is a template for a single-file ATS program</text:p>
      <text:p text:style-name="P34">**</text:p>
      <text:p text:style-name="P34">*)</text:p>
      <text:p text:style-name="P34"/>
      <text:p text:style-name="P34">(* ****** ****** *)</text:p>
      <text:p text:style-name="P34"/>
      <text:p text:style-name="P34">(*</text:p>
      <text:p text:style-name="P34">** please do not change unless you know what you do</text:p>
      <text:p text:style-name="P34">*)</text:p>
      <text:p text:style-name="P34">//</text:p>
      <text:p text:style-name="P34">staload _(*anon*) = "libc/SATS/stdio.sats"</text:p>
      <text:p text:style-name="P34">//</text:p>
      <text:p text:style-name="P34">staload _(*anon*) = "prelude/DATS/array.dats"</text:p>
      <text:p text:style-name="P34">staload _(*anon*) = "prelude/DATS/array0.dats"</text:p>
      <text:p text:style-name="P34">//</text:p>
      <text:p text:style-name="P34">staload _(*anon*) = "prelude/DATS/list.dats"</text:p>
      <text:p text:style-name="P34">staload _(*anon*) = "prelude/DATS/list0.dats"</text:p>
      <text:p text:style-name="P34">staload _(*anon*) = "prelude/DATS/list_vt.dats"</text:p>
      <text:p text:style-name="P34">//</text:p>
      <text:p text:style-name="P34">staload _(*anon*) = "prelude/DATS/matrix.dats"</text:p>
      <text:p text:style-name="P34">staload _(*anon*) = "prelude/DATS/matrix0.dats"</text:p>
      <text:p text:style-name="P34">//</text:p>
      <text:p text:style-name="P34">staload _(*anon*) = "prelude/DATS/option.dats"</text:p>
      <text:p text:style-name="P34">staload _(*anon*) = "prelude/DATS/option0.dats"</text:p>
      <text:p text:style-name="P34">//</text:p>
      <text:p text:style-name="P34">staload _(*anon*) = "prelude/DATS/pointer.dats"</text:p>
      <text:p text:style-name="P34">//</text:p>
      <text:p text:style-name="P34">staload _(*anon*) = "prelude/DATS/reference.dats"</text:p>
      <text:p text:style-name="P34">//</text:p>
      <text:p text:style-name="P34">(* ****** ****** *)</text:p>
      <text:p text:style-name="P34"/>
      <text:p text:style-name="P34">//</text:p>
      <text:p text:style-name="P34">// please write you program in this section</text:p>
      <text:p text:style-name="P34">//</text:p>
      <text:p text:style-name="P34"/>
      <text:p text:style-name="P34">(* ****** ****** *)</text:p>
      <text:p text:style-name="P34"/>
      <text:p text:style-name="P38"><text:soft-page-break/>implement main () = () <text:s/>// a dummy implementation for [main]</text:p>
      <text:p text:style-name="P34">(*</text:p>
      <text:p text:style-name="P34">** The end of the Makefile template</text:p>
      <text:p text:style-name="P38">*)</text:p>
      <text:p text:style-name="P2">以上代码中关键词staload是用以告知ATS的编译器atsopt如何引入相关的库函数之界面与定义，关于在ATS中如何使用库函数一事，我将在此书中它处给予解释。</text:p>
      <text:p text:style-name="P2"/>
      <text:h text:style-name="P46" text:outline-level="1">三、构建Makefile的模板</text:h>
      <text:p text:style-name="P30"/>
      <text:p text:style-name="P2">以下的Makefile模板可帮助读者构造一个自己所需的Makefile，用以编译ATS程序。如果读者还不熟悉如何使用被称为make的编程工具，请自己在网上找寻一些与之相关的学习材料并逐渐学会使用这一极为有用的编程工具。</text:p>
      <text:p text:style-name="P14"/>
      <text:p text:style-name="P34">##</text:p>
      <text:p text:style-name="P34">## A Makefile template for compiling ATS programs</text:p>
      <text:p text:style-name="P34">##</text:p>
      <text:p text:style-name="P34"/>
      <text:p text:style-name="P34">######</text:p>
      <text:p text:style-name="P34"/>
      <text:p text:style-name="P34">ATSUSRQ="$(ATSHOME)"</text:p>
      <text:p text:style-name="P34"/>
      <text:p text:style-name="P34">######</text:p>
      <text:p text:style-name="P34"/>
      <text:p text:style-name="P34">ATSCC=$(ATSUSRQ)/bin/atscc</text:p>
      <text:p text:style-name="P34">ATSOPT=$(ATSUSRQ)/bin/atsopt</text:p>
      <text:p text:style-name="P34"/>
      <text:p text:style-name="P34">######</text:p>
      <text:p text:style-name="P34"/>
      <text:p text:style-name="P34">#</text:p>
      <text:p text:style-name="P34"># Please uncomment the one you want, or skip it entirely</text:p>
      <text:p text:style-name="P34">#</text:p>
      <text:p text:style-name="P34">ATSCCFLAGS=</text:p>
      <text:p text:style-name="P34">#ATSCCFLAGS=-O2</text:p>
      <text:p text:style-name="P34">#</text:p>
      <text:p text:style-name="P34"># [-flto] enables link-time optimization such as inlining lib functions</text:p>
      <text:p text:style-name="P34">#</text:p>
      <text:p text:style-name="P34">#ATSCCFLAGS=-O2 -flto</text:p>
      <text:p text:style-name="P34"/>
      <text:p text:style-name="P34">######</text:p>
      <text:p text:style-name="P34"/>
      <text:p text:style-name="P34">#</text:p>
      <text:p text:style-name="P34"><text:soft-page-break/># HX: Please uncomment it if you need to run GC at run-time</text:p>
      <text:p text:style-name="P34">#</text:p>
      <text:p text:style-name="P34">ATSGCFLAG=</text:p>
      <text:p text:style-name="P34">#ATSGCFLAG=-D_ATS_GCATS</text:p>
      <text:p text:style-name="P34"/>
      <text:p text:style-name="P38">######</text:p>
      <text:p text:style-name="P34">distclean::</text:p>
      <text:p text:style-name="P34"/>
      <text:p text:style-name="P34">######</text:p>
      <text:p text:style-name="P34"/>
      <text:p text:style-name="P34"># Please uncomment the next 3 lines and replace the name [foo]</text:p>
      <text:p text:style-name="P34"># with the name of the file you want to compile</text:p>
      <text:p text:style-name="P34"/>
      <text:p text:style-name="P34"># foo: foo.dats</text:p>
      <text:p text:style-name="P34"># <text:s text:c="6"/>$(ATSCC) $(ATSGCFLAG) $(ATSCCFLAGS) -o $@ $&lt; || touch $@</text:p>
      <text:p text:style-name="P34"># distclean:: ; $(RMF) foo</text:p>
      <text:p text:style-name="P34"/>
      <text:p text:style-name="P34">######</text:p>
      <text:p text:style-name="P34"/>
      <text:p text:style-name="P34">#</text:p>
      <text:p text:style-name="P34"># You may find these rules useful</text:p>
      <text:p text:style-name="P34">#</text:p>
      <text:p text:style-name="P34"/>
      <text:p text:style-name="P34"># %_sats.o: %.sats</text:p>
      <text:p text:style-name="P34"># <text:s text:c="6"/>$(ATSCC) $(ATSCCFLAGS) -c $&lt; || touch $@</text:p>
      <text:p text:style-name="P34"/>
      <text:p text:style-name="P34"># %_dats.o: %.dats</text:p>
      <text:p text:style-name="P34"># <text:s text:c="6"/>$(ATSCC) $(ATSCCFLAGS) -c $&lt; || touch $@</text:p>
      <text:p text:style-name="P34"/>
      <text:p text:style-name="P34">######</text:p>
      <text:p text:style-name="P34"/>
      <text:p text:style-name="P34">RMF=rm -f</text:p>
      <text:p text:style-name="P34"/>
      <text:p text:style-name="P34">######</text:p>
      <text:p text:style-name="P34"/>
      <text:p text:style-name="P34">clean:</text:p>
      <text:p text:style-name="P34"><text:s text:c="8"/>$(RMF) *~</text:p>
      <text:p text:style-name="P34"><text:s text:c="8"/>$(RMF) *_?ats.o</text:p>
      <text:p text:style-name="P34"><text:s text:c="8"/>$(RMF) *_?ats.c</text:p>
      <text:p text:style-name="P34"/>
      <text:p text:style-name="P34">distclean:: clean</text:p>
      <text:p text:style-name="P34"/>
      <text:p text:style-name="P38">###### end of [Makefile] ######</text:p>
      <text:p text:style-name="P7"/>
      <text:p text:style-name="P22"/>
      <text:p text:style-name="P12"/>
      <text:p text:style-name="P12">第二章</text:p>
      <text:p text:style-name="P26">ATS编程中的诸种要素</text:p>
      <text:p text:style-name="P28"/>
      <text:p text:style-name="P2">ATS的核心是一个基于传值的函数式语言，我将稍等一下再解释“基于传值”一词的意思。至于什么是函数式编程，一向未有明确的可为大家接受的定义，在此我想着重强调的关于函数式编程的一个关键点在于函数式编程中的“指代”这一概念。简单地说，指代就是指建立一个名与表达式之间的联系。</text:p>
      <text:p text:style-name="P2"/>
      <text:h text:style-name="Heading_20_1" text:outline-level="1">一、 表达式与值</text:h>
      <text:p text:style-name="P2"/>
      <text:p text:style-name="P2">ATS是一个功能繁多的语言，就语法而言，ATS可以说比大多数现存语言更加复杂，ATS中各式各样的表达式达数十种之多，我将逐渐把它们引入和介绍出来。</text:p>
      <text:p text:style-name="P2"/>
      <text:p text:style-name="P2">首先，让我看一下诸种整数算术表达式（integer arithmetic expressions）:</text:p>
      <text:p text:style-name="P3"><text:line-break/>1，~2，1+2，1+2*3-4，（1+2）/（3-4）</text:p>
      <text:p text:style-name="P2"><text:line-break/>等等。请注意负号在ATS中记作“～”，而不是“－”。ATS也支持浮点数的使用，例如：我们可以书写如下的浮点数常数：1.0，~2.0，3.，1.2345，31416E-4，等等。请注意3.与3.0相同，31416E-4与3.1416相同。这里我想特别强调1和1.0在ATS中是两个不同的常数，前者是整数常数，而后者是浮点数常数。在ATS中两个布尔常数（boolean constants）写作true和false，以下是一些布尔表达式的例子：</text:p>
      <text:p text:style-name="P2"/>
      <text:p text:style-name="P3">1 &gt;= 0，not（2-1 &gt;= 2），（1＜2）andalso（2＜3），（1＞0）orelse（1 &lt;= 2）</text:p>
      <text:p text:style-name="P2"/>
      <text:p text:style-name="P2">等等。这里not，andalso，orelse分别代表否函数，合函数与析函数。</text:p>
      <text:p text:style-name="P2"/>
      <text:p text:style-name="P5">ATS中其他类型的常数还包括常字符和常字符串。例如：我们有以下的常字符: <text:s/>'a'，'b'，'\n', <text:s/>'\t'，'\('，')'，'\[', ']', '\{'，'}'，等等。常字符串的例子有："My name is Zoe"，"Don't call me Cloe"，"This is a new line:\n"，等等。</text:p>
      <text:p text:style-name="P5"/>
      <text:p text:style-name="P6">给定一个函数名foo和一个表达式exp，那么，foo(exp)是一个代表函数的作用或函数调用的表<text:soft-page-break/>达式，这里使用的圆括号在不导致歧义的情况下可以略去，例如：表达式print("Hello"）代表一函数调用，此表达式亦可写成print "Hello"。如果foo是一零元函数，对foo的调用可写作foo()。如果foo是一个二元函数，那么foo(exp1，exp2)则表示把foo作用在参数exp1和exp2上。更多元函数调用的表达式可以此类推。</text:p>
      <text:p text:style-name="P6"/>
      <text:p text:style-name="P5">请注意，+(1,2)不是一个正确的表达式，它应该被写作1+2。此处的原因是+作为一个函数名已被赋予了中置性，而凡具有中置性的函数名必须写在它的两个参数的中间。但是我们可以写op+(1,2)，这是因为关键词op的出现暂时消除了紧跟其后的函数名的位置属性(fixity)。我将在本书中它处详细阐述有关函数名的位置属性的用法。</text:p>
      <text:p text:style-name="P5"/>
      <text:p text:style-name="P2">值这一个概念在编程（特别是函数式编程）中极为重要。从直观上来说，值就是某类具有特殊形式的表达式，这类表达是不可被进一步约简或简化<text:span text:style-name="T6">的。</text:span>例如：1和~2是整数值但1+2不是，后者可被进一步简化以得到整数值3。</text:p>
      <text:p text:style-name="P2"/>
      <text:p text:style-name="P2">求值这一概念是指对一表达式进行简化使之成为<text:span text:style-name="T6">一个</text:span>值的这一过程<text:span text:style-name="T6">。</text:span>请注意有些表达式是不能被简化成值的，例如，1/0就是这样的一个表达式。对无值的表达式进行求值必然导致某种异常行为的发生<text:span text:style-name="T6">。</text:span>我将在它处进一步阐述求值这一概念，并给出实例，以帮助读者加深对这一概念的理解。</text:p>
      <text:p text:style-name="P2"/>
      <text:h text:style-name="Heading_20_1" text:outline-level="1">二、名与指代</text:h>
      <text:p text:style-name="P2"/>
      <text:p text:style-name="P2">程序语言中的一个不可或缺的机制就是提供一种使名与表达式相关联的语法上的支持，例如，下列的代码引入了一个介于名x和表达式1+2之间的指代：<text:line-break/></text:p>
      <text:p text:style-name="P14">val x=1+2</text:p>
      <text:p text:style-name="P14"/>
      <text:p text:style-name="P2">这里val是一个ATS中的关键词，以val引入的宣告被称为val-宣告。ATS是一种基于传值的程序语言，对以上的宣告的处理在运行时分两个步骤，首先对表达式1+2求值得到3，然后再把介于名x和表达式1+2之间的指代固化成为一个介于名x和整数值3之间的指代。从本质上说，基于传值（call-by-value）的意思即指先将介于名与表达式之间的指代固化成介于名与表达式之值之间的指代，然后才能在随后的求值过程中使用这些指代。今举一例如下：</text:p>
      <text:p text:style-name="P2"/>
      <text:p text:style-name="P34">val PI = 3.14 and radius = 10.0</text:p>
      <text:p text:style-name="P38">val area = PI * radius * radius</text:p>
      <text:p text:style-name="P2">在以上的两行的宣告中共有三个指代被引入，第一行引入了两个指代而第二行引入了一个指代。请注意在ATS中没有明确的规定前两个指代中哪一个需要在运行时先被固化，可以得到保证的是第三个指代的固化必须在前两个指代固化后才能进行。</text:p>
      <text:p text:style-name="P2"><text:soft-page-break/></text:p>
      <text:h text:style-name="Heading_20_1" text:outline-level="1">三、<text:span text:style-name="T2">指代的有效范围</text:span></text:h>
      <text:p text:style-name="P2"/>
      <text:p text:style-name="P2">每一个指代均有一个静态确定的有效范围，仅在此范围内此指代是有效的或合法的。在一个文件中，最顶层的指代的有效范围是从此指代的引入处开始直到文件的结尾处终止。在以下的例子中所引入的介于关键词let和in之间的指代的有效范围在关键词end处终止。这样的指代经常被称为局部指代，与局部指代相关联的名则常被称为局部名。</text:p>
      <text:p text:style-name="P2"/>
      <text:p text:style-name="P34">val area = let</text:p>
      <text:p text:style-name="P34"><text:s text:c="2"/>val PI = 3.14 and radius = 10.0 in PI * radius * radius</text:p>
      <text:p text:style-name="P38">end // end of [let]</text:p>
      <text:p text:style-name="P7">这一例子亦可以如下风格写出：</text:p>
      <text:p text:style-name="P7"/>
      <text:p text:style-name="P35">val area =</text:p>
      <text:p text:style-name="P35"><text:s text:c="2"/>PI * radius * radius where {</text:p>
      <text:p text:style-name="P35"><text:s text:c="2"/>val PI = 3.14 and radius = 10.0 // simultaneous bindings</text:p>
      <text:p text:style-name="P39">} // end of [where]</text:p>
      <text:p text:style-name="P7">紧跟在一个表达式之后的关键词where是用来引入一些仅为此表达式中的名进行求值所用的指代。以关键词let和where所构成的表达式常被分别称为let-表达式和where-表达式，请注意这两者总是可以互换的。至于在编程时这两种表达式哪一种更恰当，则是仁者见仁，智者见智，我本人至今尚无所偏好。以下的例子给出了另一种引入局部指代的方法：</text:p>
      <text:p text:style-name="P7"/>
      <text:p text:style-name="P33">l<text:span text:style-name="T7">ocal</text:span></text:p>
      <text:p text:style-name="P34"/>
      <text:p text:style-name="P34">val PI = 3.14 and radius = 10.0</text:p>
      <text:p text:style-name="P34"/>
      <text:p text:style-name="P34">in</text:p>
      <text:p text:style-name="P34"/>
      <text:p text:style-name="P34">val area = PI * radius * radius</text:p>
      <text:p text:style-name="P34"/>
      <text:p text:style-name="P38">end // end of [local]</text:p>
      <text:p text:style-name="P7">在此例中介于关键词local和in之间的指代的有效范围至关键词end处终结。请注意在关键词in与end之间引入的指代应归类于顶层指代。关键词let与local的差别在于前者用以构建表达式，而后者则是用以构建（一串）宣告。</text:p>
      <text:p text:style-name="P7"/>
      <text:p text:style-name="P10">四、求值所用的环境</text:p>
      <text:p text:style-name="P7"/>
      <text:p text:style-name="P7">求值是指一将表达式转换成值的过程。在求职时我们不仅需要被求值的表达式，而且需要一个<text:soft-page-break/>将此表达式中的“名”映射成“值”的环境。在数学中，求值用的环境则对应于一个定义域有限的映射（mapping）。以如下的let-表达式为例：</text:p>
      <text:p text:style-name="P7"/>
      <text:p text:style-name="P34">let</text:p>
      <text:p text:style-name="P34"><text:s text:c="2"/>val PI = 3.14 and radius2 = 10.0 * 10.0 in PI * radius2</text:p>
      <text:p text:style-name="P38">end</text:p>
      <text:p text:style-name="P7">我在此具体解释一下对此let-表达式的求值是如何进行的。在最开始时，我们使用的求值环境ENV0是空的；对浮点数3.14求值得到此数本身；对10.0*10.0求值，得到100.0；在进一步，我们将介于PI与3.14和radius2与100.0的两个指代加入ENV0中，使之扩展为ENV1；在ENV1下对PI*radius2求值，首先得到表达式3.14*100.0；对此表达式再求值得到314.0；此值即是这一求值过程中最初被使用的let-表达式的值。</text:p>
      <text:p text:style-name="P7"/>
      <text:p text:style-name="P10">五、静态语意</text:p>
      <text:p text:style-name="P10"/>
      <text:p text:style-name="P7">ATS是一个携带有极具表达力的静态类型系统的编程语言，此类型系统植根于被称为应用类型系统(Applied Type System)的理论框架(framework)之中，ATS语言的名称即得之与此理论框架之名称。我将在此书中以渐进的方式介绍ATS语言所携带的类型系统，这也应该是此书的精华所在，也是此书的趣味所在。</text:p>
      <text:p text:style-name="P7"/>
      <text:p text:style-name="P7">在通常的文献中，一个类型往往被解释成为一个由值所构成的集合。在此书中，我将采用另一种我认为更合适的阐述方法，以此方法解释类型，则每一类型对应于某种形式的语意。在ATS中我们依靠一套形式规则来确定是否一个类型可被赋予给一个表达式，假如类型T可被赋予给某表达式，那么我就说此表达式具有T所对应的（静态）语意。请注意一个表达式有可能被赋予多种不同的语意，如果一个类型可被赋予给某表达式，那么此表达式可被称为是具有类型的（well-typed）。</text:p>
      <text:p text:style-name="P7"/>
      <text:p text:style-name="P7">如果存在一个介于某一名与某一表达式之间的指代，并且此表达式具有某类型T，那么此名在此指代的有效范围内则也具有相同的类型T，换一句话说，一个名的静态语意即是它所指称的表达式的静态语意。</text:p>
      <text:p text:style-name="P7"/>
      <text:p text:style-name="P7">假设exp0是具有某种类型T的表达式，也即类型T可以根据所定的规则被赋予给表达式exp0。如果我们可将exp0求值转化到exp1，那么exp1也具有类型T。换句话说，一个表达式的静态语意在求值过程中是不会更改的。这一性质通常被称为“类型不变性”（type preservation），它是ATS类型系统的正确性（soundness）的一部分。基于此性质，我们可立刻推知，如果表达式exp0最终被求值转化成一个值v，那么v必定也具有类型T。</text:p>
      <text:p text:style-name="P7"/>
      <text:p text:style-name="P7">假定exp0是具有某种类型T的表达式，但它本身并不是一个值。那么对exp0必可再进一步求值以达到另一个（合法）表达式exp1。这一性质通常被称为“求值可进展性”（progress），它<text:soft-page-break/>是ATS类型系统的正确性的另一个部分。</text:p>
      <text:p text:style-name="P7"/>
      <text:p text:style-name="P10">六、原始类型</text:p>
      <text:p text:style-name="P7"/>
      <text:p text:style-name="P7">ATS中最简单的类型是原始类型，这些类型是用于对原始值进行分类的。例如，我们有被称为int和double的两个原始类型，它们分别被用于对整数和浮点数进行分类。在当今ATS的实现ATS/Geizella中，一个程序首先被编译成C代码，此代码再经某C编译器编译产生目标代码。在从ATS到C 中的类型int被翻译成在C中的同名类型；类似的，ATS中的类型double被翻译成C中的同名类型。ATS中还有多种其他原始类型，我将对它们逐步进行引入和介绍。现将<text:span text:style-name="T9">一些常用的原始类型列表如下：</text:span></text:p>
      <text:p text:style-name="P13"/>
      <text:list xml:id="list132982018" text:style-name="L1">
        <text:list-item>
          <text:p text:style-name="P43"><text:span text:style-name="T8">bool:</text:span><text:span text:style-name="T8"> </text:span><text:span text:style-name="T4">是为</text:span><text:span text:style-name="T4">布尔值true和false而设。</text:span></text:p>
        </text:list-item>
        <text:list-item>
          <text:p text:style-name="P44"><text:span text:style-name="T7">char: </text:span><text:span text:style-name="T3">对应于程序语言C中的同名类型。</text:span></text:p>
        </text:list-item>
        <text:list-item>
          <text:p text:style-name="P44"><text:span text:style-name="T7">schar:</text:span> <text:s/><text:span text:style-name="T3">对应于程序语言C中的为有正负字符（signed char）而设的类型。</text:span></text:p>
        </text:list-item>
        <text:list-item>
          <text:p text:style-name="P44"><text:span text:style-name="T7">uchar: </text:span><text:span text:style-name="T3">对应于程序语言C中的的为无正负字符（unsigned char）而设的类型。</text:span></text:p>
        </text:list-item>
        <text:list-item>
          <text:p text:style-name="P44"><text:span text:style-name="T7">float: </text:span><text:span text:style-name="T3">对应于程序语言C中的为单精度浮点数而设的类型。</text:span></text:p>
        </text:list-item>
        <text:list-item>
          <text:p text:style-name="P44"><text:span text:style-name="T7">uint: </text:span><text:span text:style-name="T3">对应于程序语言C中的为无正负整数（unsigned int）而设的类型。</text:span></text:p>
        </text:list-item>
        <text:list-item>
          <text:p text:style-name="P44"><text:span text:style-name="T7">lint: </text:span><text:span text:style-name="T3">对应于程序语言C中的为有正负长整数（ long）而设的类型。</text:span></text:p>
        </text:list-item>
        <text:list-item>
          <text:p text:style-name="P44"><text:span text:style-name="T7">ulint: </text:span><text:span text:style-name="T3">对应于程序语言C中的为无正负长整数（unsigned long）而设的类型。</text:span></text:p>
        </text:list-item>
        <text:list-item>
          <text:p text:style-name="P44"><text:span text:style-name="T7">llint: </text:span><text:span text:style-name="T3">对应于程序语言C中的为有正负长长整数（ long long）而设的类型。</text:span></text:p>
        </text:list-item>
        <text:list-item>
          <text:p text:style-name="P44"><text:span text:style-name="T7">ullint: </text:span><text:span text:style-name="T3">对应于程序语言C中的为无正负长长整数（unsigned long long）而设的类型。</text:span></text:p>
        </text:list-item>
        <text:list-item>
          <text:p text:style-name="P44"><text:span text:style-name="T7">size_t:</text:span><text:span text:style-name="T7"> </text:span><text:span text:style-name="T3">对应于程序语言C中的同名类型。</text:span></text:p>
        </text:list-item>
        <text:list-item>
          <text:p text:style-name="P44"><text:span text:style-name="T7">string: </text:span><text:span text:style-name="T3">是为字符串而设</text:span><text:span text:style-name="T3">，它被翻译成C语言中的指针类型void*</text:span><text:span text:style-name="T3">。</text:span></text:p>
        </text:list-item>
        <text:list-item>
          <text:p text:style-name="P44"><text:span text:style-name="T7">void: </text:span><text:span text:style-name="T3">对应于程序语言C中的同名类型。</text:span></text:p>
        </text:list-item>
      </text:list>
      <text:p text:style-name="P13">我也将逐步使用一些编程的例子来阐明原始类型及由它们进行分类的值的使用方法。</text:p>
      <text:p text:style-name="P7"/>
      <text:p text:style-name="P10">七、多元组及多元组类型</text:p>
      <text:p text:style-name="P7"/>
      <text:p text:style-name="P7">给定两个类型T1和T2，我们可以构成一个多元组（更确切地说，二元组）类型(T1，T2)，此类型亦可被写作@(T1，T2)<text:span text:style-name="T10">。</text:span>假设exp1和exp2是分别具有类型T1和T2的表达式，那么表达式(exp1，exp2)代表一个具有多元组类型(T1，T2)的多元组表达式。这里(exp1，exp2) 亦可被写作@(exp1，exp2)<text:span text:style-name="T10">。</text:span>以此类推，我们也可构成具有更多元素的多元组及多元组类型。当对一个多元组表达式进行求值，我们需要对组中的元素逐一进行求值<text:span text:style-name="T10">。</text:span>假如此表达式包含n个元素（子表达式），那么此表达式的值将是由它的n个子表达式的值构成的一个多元组。请注意子表达式的值的出现的顺序将与子表达式出现的顺序相一致。一个长度大于或等于2的多元组就是一个<text:soft-page-break/>域名从0到n－1的记录。给定一个具有类型(T1，T2)的多元组表达式，我们可以构造分别具有类型T1和T2的两个表达式(exp).0和(exp).1。在此我强调表达式exp本身并不一定是一个多元组表达式，例如，此表达式可以是一个名或者函数作用。如果对表达式exp进行求值得到一个二元组值，那么(exp).0和(exp).1分别是此值中第一个和第二个元素。很显然，如果exp的多元组类型中具有更多的元素，如上所述的语法可以做相应的更改。</text:p>
      <text:p text:style-name="P7"/>
      <text:p text:style-name="P7">在下例中，我们先构造一个长度为3的多元组，然后引入介于3个名与此多元组中3个元素的指代：</text:p>
      <text:p text:style-name="P7"/>
      <text:p text:style-name="P34">val xyz = ('A', 1, 2.0)</text:p>
      <text:p text:style-name="P38">val x = xyz.0 and y = xyz.1 and z = xyz.2</text:p>
      <text:p text:style-name="P7">很显然此多元组具有多元组类型(char，int，double)。另一种选择多元组中元素的方法是使用一种被称之为模式匹配的机制，这一方法在以下的代码中得以应用：</text:p>
      <text:p text:style-name="P7"/>
      <text:p text:style-name="P36">val xyz = ('A', 1, 2.0)</text:p>
      <text:p text:style-name="P40">val (x, y, z) = xyz // x = 'A'; y = 1; z = 2.0</text:p>
      <text:p text:style-name="P7">在这里(x，y，z)是一个可与长度正好为3的多元组匹配的模式，我将在它处详细论述模式匹配的使用。</text:p>
      <text:p text:style-name="P7"/>
      <text:p text:style-name="P7">以上所引进的多元组通常被称为平放（flat）的，亦称未装箱的（unboxed）。在ATS中还有另一种被称为已装箱（boxed）的多元组，这样的多元组实际上就是一个指针指向某一未装箱多元组的在堆（heap）中的存放之处。</text:p>
      <text:p text:style-name="P7"/>
      <text:p text:style-name="P7">假如exp1和exp2是两个分别具有类型T1和T2的表达式，那么表达式'(exp1，exp2)表示一个具有多元组类型'(T1，T2)的多元组。如何构造具有更多或更少的已装箱的多元组及它们的类型可以此类推。在此我特别强调每一个已装箱的多元组的值的大小（也即存放此值所需的内存量）等同于一个指针的大小。所以说此种多元组可以被放在任何一个可容纳指针的地方。从语法来说，使用已装箱与使用未装箱的多元组是极其类似得。例如，下列代码的意义应该不言自明：</text:p>
      <text:p text:style-name="P7"/>
      <text:p text:style-name="P34">val xyz = '( 'A', 1, 2.0 )</text:p>
      <text:p text:style-name="P38">val x = xyz.0 and y = xyz.1 and z = xyz.2</text:p>
      <text:p text:style-name="P7">请注意在'(和'A'之间有一空格，取消此空格将使ATS的语法分析器无法正确对上述代码进行语法分析。</text:p>
      <text:p text:style-name="P7"/>
      <text:p text:style-name="P7">既然ATS同时支持未装箱的和已装箱的多元组，一个自然的问题就是程序员如何决定应该使用前者还是后者。据我所知这是一个不易回答的问题，通常我们需要在运行时做相应的测试以便决定在某处是应该使用未装箱的还是已装箱的多元组。但是有一点是可以确定，因为使用已装<text:soft-page-break/>箱的多元组通常需要在运行时进行内存垃圾收集，所以如果我们需要构建无需垃圾收集即可运行的程序，那么我们应该避免使用已装箱的多元组。</text:p>
      <text:p text:style-name="P10"/>
      <text:p text:style-name="P10">八、记录与记录类型</text:p>
      <text:p text:style-name="P10"/>
      <text:p text:style-name="P7"><text:span text:style-name="T1">一个记录与一个多元组相</text:span>似，不同处仅在于记录中的域名可由程序员选定。同理，一个记录类型亦与一个多元组类型相似。例如，如下是一个被称为point2D的记录类型：</text:p>
      <text:p text:style-name="P7"/>
      <text:p text:style-name="P34">typedef point2D = @{ x= double, y= double }</text:p>
      <text:p text:style-name="P7"/>
      <text:p text:style-name="P7">以上x和y是具有这个类型的记录值中的两个域名，一个记录中的域有时也被称为此记录中的元素（或组成部分）。再有，特殊符号@{是用以表示所构造的记录类型是平放的（或未装箱的）记录的。一个具有类型point2D的值可构造如下：</text:p>
      <text:p text:style-name="P7"/>
      <text:p text:style-name="P34">val theOrigin = @{ x= 0.0, y= 0.0 } : point2D</text:p>
      <text:p text:style-name="P7"/>
      <text:p text:style-name="P7">这一被命名为theOrigin的值中的两个域的值均是浮点数0.0。我们通常可以用标准的“点记号”（dot notation）来选择性地取出一个记号中的元素或组成部分，例如：记录值theOrigin中的两个名为x和y的域在如下代码中被取出：</text:p>
      <text:p text:style-name="P7"/>
      <text:p text:style-name="P34">val theOrigin_x = theOrigin.x and theOrigin_y = theOrigin.y</text:p>
      <text:p text:style-name="P7"/>
      <text:p text:style-name="P7">另一种选取记录中元素的方法是通过使用模式匹配机制，这一方法在如下的代码中得到显示：</text:p>
      <text:p text:style-name="P7"/>
      <text:p text:style-name="P34">val @{ x= theOrigin_x, y= theOrigin_y } = theOrigin</text:p>
      <text:p text:style-name="P7"/>
      <text:p text:style-name="P7">请注意这里的两个名theOrigin_x和theOrigin_y分别代表记录theOrigin中名为x和y的域的值。如果我们仅想从一个记录中取出几个（并非所有）元素，则可用如下形式的模式匹配：</text:p>
      <text:p text:style-name="P7"/>
      <text:p text:style-name="P34">val @{ x= theOrigin_x, ... } = theOrigin // the x-component only </text:p>
      <text:p text:style-name="P38">val @{ y= theOrigin_y, ... } = theOrigin // the y-component only </text:p>
      <text:p text:style-name="P7">如果你觉得以上为取出记录中元素设计的语法易导致混淆，那么我建议你仅用较易记忆的点记号。我本人在编程中很少用模式匹配来取出记录中的元素。同处理平放的（或未装箱的）记录相似，在处理已装箱的记录时，我们仅需把特殊符号@{换成另一个特殊符号'{，后者由一个单引号加一个左花括号构成。</text:p>
      <text:p text:style-name="P7"/>
      <text:p text:style-name="P10">九、条件表达式</text:p>
      <text:p text:style-name="P10"/>
      <text:p text:style-name="P7">一个条件表达式由一个测试再加两个分支构成，例如，如下表达式即是带条件的：</text:p>
      <text:p text:style-name="P7"><text:soft-page-break/></text:p>
      <text:p text:style-name="P34">if (x &gt;= 0) then x else ~x</text:p>
      <text:p text:style-name="P7"/>
      <text:p text:style-name="P7">这里if，then和else是三个在ATS中的关键词。一个条件表达式中紧跟if的表达式通常被称为测试条件，而紧跟then和else的两个表达式则分别被称为then-分枝和else-分枝。为将类型赋予一个条件表达式，我们必须先将类型bool赋予给此表达式中的测试条件，再将类型T赋予给then-分枝和else-分枝。例如，类型int即可被赋予上例条件表达式（这里我们假设名x已被赋予了类型int）。读者可能认为下例条件表达式是不可被赋予类型的：</text:p>
      <text:p text:style-name="P7"/>
      <text:p text:style-name="P34">if (x &gt;= 0) then '0' else 1 // this expression can be given a type!</text:p>
      <text:p text:style-name="P7"/>
      <text:p text:style-name="P7">实际上这是不对的。这一表达式可在ATS中被赋予某一类型T，我将在它处简述这背后的原因。</text:p>
      <text:p text:style-name="P7"/>
      <text:p text:style-name="P7">假如一个条件表达式是具有类型的，在对此表达式求值时，我们先对其中的测试条件求值；如果求值成功，则我们必然得到值true或值false；如果是前者，我们将继续对最初的条件表达式中的then-分枝进行求值；如果是后者，则对其中的else-分枝进行求值。</text:p>
      <text:p text:style-name="P7"/>
      <text:p text:style-name="P7">我们也可构成一个如下不具else-分枝的条件表达式：</text:p>
      <text:p text:style-name="P7"/>
      <text:p text:style-name="P38">if (x &gt;= 0) then print(x)</text:p>
      <text:p text:style-name="P7">这一表达式亦可写成如下形式的带else-分枝的条件表达式：</text:p>
      <text:p text:style-name="P7"/>
      <text:p text:style-name="P38">if (x &gt;= 0) then print(x) else ()</text:p>
      <text:p text:style-name="P7">请注意()代表一个类型为void的空值。一个显然的结论既是，如果一个不具else-分枝的条件表达式可被赋予某一类型T，则T必为类型void。</text:p>
      <text:p text:style-name="P7"/>
      <text:p text:style-name="P10">十、序列表达式</text:p>
      <text:p text:style-name="P10"/>
      <text:p text:style-name="P15">假设表达式exp1和exp2分别具有类型T1和T2，且这里T1是void，那么我们可以构成一个序列表达式并赋予它类型T2。当对序列表达式(exp1, exp2)求值时，我们先对exp1求值，在得到空值void以后，再对exp2求值以得到某值v，那么v既是最初序列表达式(exp1, exp2)之值。当用更多的表达式构成一个序列表达式时，除最后一个表达式外，其余表达式必须具有类型void,而最后一个表达式的类型则是所构成的序列表达式的类型。当对一个包含多于两个表达式的序列表达式求值时，所用过程与上述对表示式（exp1, exp2）求值的过程相类似。例如，下面一个序列表达式含有五个表达式：</text:p>
      <text:p text:style-name="P16"/>
      <text:p text:style-name="P37">(print 'H'; print 'e'; print 'l'; print 'l'; print 'o')</text:p>
      <text:p text:style-name="P8"/>
      <text:p text:style-name="P16"><text:soft-page-break/>对这一表达式求值，将会打印出具有五个字符的字符串“hello”。在构成序列表达式时，我们也可分别用关键词begin和end来替换左括号和右括号。比如说，上述序列表达式亦可构成如下：</text:p>
      <text:p text:style-name="P16"/>
      <text:p text:style-name="P37">begin</text:p>
      <text:p text:style-name="P34"><text:s text:c="2"/>print 'H'; print 'e'; print 'l'; print 'l'; print 'o'</text:p>
      <text:p text:style-name="P38">end // end of [begin]</text:p>
      <text:p text:style-name="P16">如果一串表达式中的最后一个表达式的类型是void，那么我们在构成序列表达式时，可以选择</text:p>
      <text:p text:style-name="P16">在这串表达式的结尾处加一个分号。例如，上述表达式也可以写作如下：</text:p>
      <text:p text:style-name="P16"/>
      <text:p text:style-name="P37">begin</text:p>
      <text:p text:style-name="P34"><text:s text:c="2"/>print 'H'; print 'e'; print 'l'; print 'l'; print 'o';</text:p>
      <text:p text:style-name="P41">end // end of [begin]</text:p>
      <text:p text:style-name="P9">在此我再给出另一种构造上述序列表达式的方法：</text:p>
      <text:p text:style-name="P9"/>
      <text:p text:style-name="P37">let</text:p>
      <text:p text:style-name="P34"><text:s text:c="2"/>val () = print 'H'</text:p>
      <text:p text:style-name="P34"><text:s text:c="2"/>val () = print 'e'</text:p>
      <text:p text:style-name="P34"><text:s text:c="2"/>val () = print 'l'</text:p>
      <text:p text:style-name="P34"><text:s text:c="2"/>val () = print 'l'</text:p>
      <text:p text:style-name="P34"><text:s text:c="2"/>val () = print 'o'</text:p>
      <text:p text:style-name="P34">in</text:p>
      <text:p text:style-name="P34"><text:s text:c="2"/>// nothing</text:p>
      <text:p text:style-name="P38">end // end of [begin]</text:p>
      <text:p text:style-name="P9">这种方法在函数式编程中是很常见的。</text:p>
      <text:p text:style-name="P9"/>
      <text:p text:style-name="P10">十一、代码中的注释</text:p>
      <text:p text:style-name="P10"/>
      <text:p text:style-name="P8">A<text:span text:style-name="T11">TS目前支持四种形式的注释用于代码之中：行注释，ML-风格的块注释，C-风格的块注释，以及直至文件结尾处的注释。</text:span></text:p>
      <text:p text:style-name="P16"/>
      <text:list xml:id="list1461300946" text:style-name="L2">
        <text:list-item>
          <text:p text:style-name="P42">一个行注释以双斜杠（//）开始，直到所在行的行尾处结束。</text:p>
        </text:list-item>
        <text:list-item>
          <text:p text:style-name="P42">一个ML-风格的块注释起始与特殊记号(*，而终止于特殊记号*)。此类注释可以相互嵌入，也即，一个ML风格的块注释可允许包含其它ML-风格的块注释。</text:p>
        </text:list-item>
        <text:list-item>
          <text:p text:style-name="P42">一个C-风格的块注释起始与特殊记号/*，而终止于特殊记号*/。此类注释不可以相互嵌入。通常C-风格的块注释大多用于可在ATS语言与C语言中共享的代码里，而在其它情况下，ML-风格的块注释一般应该首选。</text:p>
        </text:list-item>
        <text:list-item>
          <text:p text:style-name="P42">一个直至文件结尾处的注释起始于四个连续的写扛（////），而终止于所在文件的最后一<text:soft-page-break/>个字符。此风格的注释主要用于程序调试。</text:p>
        </text:list-item>
      </text:list>
      <text:p text:style-name="P16"/>
      <text:p text:style-name="P24"/>
      <text:p text:style-name="P19">附录</text:p>
      <text:p text:style-name="P20">ATS/Geizella语法详述</text:p>
      <text:p text:style-name="P18"/>
      <text:p text:style-name="P17">在此，我们给出完整的ATS语法如下：</text:p>
      <text:p text:style-name="P17"/>
      <text:p text:style-name="P21">/*</text:p>
      <text:p text:style-name="P21">** ats_grammar.mly: the grammar for the ATS programming language</text:p>
      <text:p text:style-name="P21">*/</text:p>
      <text:p text:style-name="P21"/>
      <text:p text:style-name="P21">%token EOF</text:p>
      <text:p text:style-name="P21"/>
      <text:p text:style-name="P21">%token &lt;string&gt; ALPHANUM <text:s/>/* letter identifier */</text:p>
      <text:p text:style-name="P21">%token &lt;string&gt; SYMBOLIC /* symbolic identifier */</text:p>
      <text:p text:style-name="P21">%token &lt;string&gt; ARRAYIDENT /* array identifier */</text:p>
      <text:p text:style-name="P21">%token &lt;string&gt; TEMPLATEIDENT /* array identifier */</text:p>
      <text:p text:style-name="P21">%token &lt;char&gt; Lchar /* char literal */</text:p>
      <text:p text:style-name="P21">%token &lt;string&gt; Lfloat /* float literal */</text:p>
      <text:p text:style-name="P21">%token &lt;Big_int.big_int&gt; Lint /* integer literal */</text:p>
      <text:p text:style-name="P21">%token &lt;Big_int.big_int&gt; Llint /* long integer literal */</text:p>
      <text:p text:style-name="P21">%token &lt;Big_int.big_int&gt; Luint /* unsigned integer literal */</text:p>
      <text:p text:style-name="P21">%token &lt;Big_int.big_int&gt; Lulint /* unsigned long integer literal */</text:p>
      <text:p text:style-name="P21">%token &lt;string&gt; Lstring /* string literal */</text:p>
      <text:p text:style-name="P21">%token &lt;int * string&gt; Lextern /* external code: front or end */</text:p>
      <text:p text:style-name="P21"/>
      <text:p text:style-name="P21">/* keywords */</text:p>
      <text:p text:style-name="P21"/>
      <text:p text:style-name="P21">%token ABSPROP</text:p>
      <text:p text:style-name="P21">%token ABSTYPE ABST0YPE</text:p>
      <text:p text:style-name="P21">%token ABSVIEW</text:p>
      <text:p text:style-name="P21">%token ABSVIEWTYPE ABSVIEWT0YPE</text:p>
      <text:p text:style-name="P21">%token AND</text:p>
      <text:p text:style-name="P21">%token AS /* AS pattern */</text:p>
      <text:p text:style-name="P21">%token ASSUME /* local binding for abstract static constants */</text:p>
      <text:p text:style-name="P21">%token BEGIN BREAK</text:p>
      <text:p text:style-name="P21">%token CASE CASEPLUS CASEMINUS /* pattern matching */</text:p>
      <text:p text:style-name="P21">%token CASTFN</text:p>
      <text:p text:style-name="P21">%token CLASS /* object-oriented programming */</text:p>
      <text:p text:style-name="P21">%token CONTINUE</text:p>
      <text:p text:style-name="P21">%token DATAPROP DATAPROPLT /* dataprop declaration */</text:p>
      <text:p text:style-name="P21">%token DATASORT /* datasort declaration */</text:p>
      <text:p text:style-name="P21">%token DATATYPE DATATYPELT /* datatype declaration */</text:p>
      <text:p text:style-name="P21">%token DATAVIEW DATAVIEWLT /* dataview declaration */</text:p>
      <text:p text:style-name="P21"><text:soft-page-break/>%token DATAVIEWTYPE DATAVIEWTYPELT /* dataviewtype declaration */</text:p>
      <text:p text:style-name="P21">%token DYN /* dynamic definition */</text:p>
      <text:p text:style-name="P21">%token DYNLOAD /* dynamic loading */</text:p>
      <text:p text:style-name="P21">%token ELSE</text:p>
      <text:p text:style-name="P21">%token END</text:p>
      <text:p text:style-name="P21">%token EXCEPTION</text:p>
      <text:p text:style-name="P21">%token EXTERN</text:p>
      <text:p text:style-name="P21">%token EXPORT /* exporting constants */</text:p>
      <text:p text:style-name="P21">%token FIX /* fixed point operator */</text:p>
      <text:p text:style-name="P21">%token FN /* function declaration: non-recursive */</text:p>
      <text:p text:style-name="P21">%token FNSTAR /* function declaration: tail-recursive */</text:p>
      <text:p text:style-name="P21">%token FUN /* function declaration: recursive */</text:p>
      <text:p text:style-name="P21">%token FOR FORSTAR /* for loop */</text:p>
      <text:p text:style-name="P21">%token IF</text:p>
      <text:p text:style-name="P21">%token IMPLEMENT /* implementing a dynamic constant */</text:p>
      <text:p text:style-name="P21">%token IN</text:p>
      <text:p text:style-name="P21">%token INCLUDE</text:p>
      <text:p text:style-name="P21">%token INFIX /* fixity introduction: no association */</text:p>
      <text:p text:style-name="P21">%token INFIXL /* fixity introduction: left association */</text:p>
      <text:p text:style-name="P21">%token INFIXR /* fixity introduction: right association */</text:p>
      <text:p text:style-name="P21">%token LAM LAMPARA /* lambda abstraction */</text:p>
      <text:p text:style-name="P21">%token LAZYCASE LAZYIF LAZYVAL</text:p>
      <text:p text:style-name="P21">%token LET</text:p>
      <text:p text:style-name="P21">%token LLAM /* linear lambda abstraction */</text:p>
      <text:p text:style-name="P21">%token LOAD /* loading files */</text:p>
      <text:p text:style-name="P21">%token LOCAL /* local declaration */</text:p>
      <text:p text:style-name="P21">%token MACDEF /* simple macro definition */</text:p>
      <text:p text:style-name="P21">%token MACRODEF /* regular macro definition */</text:p>
      <text:p text:style-name="P21">%token METHOD METHODSTAR /* method declaration and definition */</text:p>
      <text:p text:style-name="P21">%token MODPROP /* module props */</text:p>
      <text:p text:style-name="P21">%token MODTYPE /* module types */</text:p>
      <text:p text:style-name="P21">%token MODULE /* module declaration */</text:p>
      <text:p text:style-name="P21">%token NONFIX /* fixity revocation */</text:p>
      <text:p text:style-name="P21">%token OBJECT /* object declaration */</text:p>
      <text:p text:style-name="P21">%token OF OP</text:p>
      <text:p text:style-name="P21">%token OVERLOAD</text:p>
      <text:p text:style-name="P21">%token PAR</text:p>
      <text:p text:style-name="P21">%token POSTFIX</text:p>
      <text:p text:style-name="P21">%token PREFIX</text:p>
      <text:p text:style-name="P21">%token PROPDEF PROPPLUS PROPMINUS</text:p>
      <text:p text:style-name="P21">%token PRAXI PRFN PRFUN PRVAL</text:p>
      <text:p text:style-name="P21">%token REC /* recursion */</text:p>
      <text:p text:style-name="P21">%token SIF /* static conditional */</text:p>
      <text:p text:style-name="P21">%token SORTDEF /* sort definition */</text:p>
      <text:p text:style-name="P21">%token STA</text:p>
      <text:p text:style-name="P21">%token STALOAD /* static loading */</text:p>
      <text:p text:style-name="P21">%token STADEF /* static definition */</text:p>
      <text:p text:style-name="P21">%token STAVAR /* static existential variable */</text:p>
      <text:p text:style-name="P21"><text:soft-page-break/>%token STRUCT /* C-style struct */</text:p>
      <text:p text:style-name="P21">%token SYMELIM SYMINTR</text:p>
      <text:p text:style-name="P21">%token SUPER</text:p>
      <text:p text:style-name="P21">%token THEN</text:p>
      <text:p text:style-name="P21">%token TRY /* handling exceptions */</text:p>
      <text:p text:style-name="P21">%token TYPEDEF</text:p>
      <text:p text:style-name="P21">%token TYPEPLUS TYPEMINUS</text:p>
      <text:p text:style-name="P21">%token T0YPE T0YPEPLUS T0YPEMINUS</text:p>
      <text:p text:style-name="P21">%token VIEWT0YPE VIEWT0YPEPLUS VIEWT0YPEMINUS</text:p>
      <text:p text:style-name="P21">%token UNION /* C-style union */</text:p>
      <text:p text:style-name="P21">%token VAL VALPLUS VALMINUS</text:p>
      <text:p text:style-name="P21">%token VALBANG VALBANGPLUS VALBANGMINUS</text:p>
      <text:p text:style-name="P21">%token VAR VARSTAR</text:p>
      <text:p text:style-name="P21">%token VIEWDEF VIEWPLUS VIEWMINUS</text:p>
      <text:p text:style-name="P21">%token VIEWTYPEDEF VIEWTYPEPLUS VIEWTYPEMINUS</text:p>
      <text:p text:style-name="P21">%token WHEN WHERE</text:p>
      <text:p text:style-name="P21">%token WHILE WHILESTAR</text:p>
      <text:p text:style-name="P21">%token WITH</text:p>
      <text:p text:style-name="P21">%token WITHPROP /* prop annotations */</text:p>
      <text:p text:style-name="P21">%token WITHTYPE /* type annotations */</text:p>
      <text:p text:style-name="P21">%token WITHVIEW /* view annotations */</text:p>
      <text:p text:style-name="P21">%token WITHVIEWTYPE /* viewtype annotations */</text:p>
      <text:p text:style-name="P21"/>
      <text:p text:style-name="P21">%token LPAREN RPAREN</text:p>
      <text:p text:style-name="P21">%token LBRACKET RBRACKET</text:p>
      <text:p text:style-name="P21">%token LBRACE RBRACE</text:p>
      <text:p text:style-name="P21">%token QUOTELPAREN</text:p>
      <text:p text:style-name="P21">%token QUOTELBRACKET</text:p>
      <text:p text:style-name="P21">%token QUOTELBRACE</text:p>
      <text:p text:style-name="P21">%token AMPER</text:p>
      <text:p text:style-name="P21">%token BACKQUOTE BACKSLASH</text:p>
      <text:p text:style-name="P21">%token BANG BAR COMMA SEMICOLON</text:p>
      <text:p text:style-name="P21">%token COLON COLONLT COLONLTGT</text:p>
      <text:p text:style-name="P21">%token DOT DOLLAR EQ QUOTE HASH TILDA</text:p>
      <text:p text:style-name="P21">%token EQGT EQLT EQLTGT</text:p>
      <text:p text:style-name="P21">%token EQGTGT EQSLASHEQGT EQSLASHEQGTGT</text:p>
      <text:p text:style-name="P21">%token LT GT GTLT DOTLT GTDOT DOTLTGTDOT</text:p>
      <text:p text:style-name="P21">%token ATLPAREN ATLBRACE ATLBRACKET</text:p>
      <text:p text:style-name="P21">%token DOLLARLPAREN DOLLARLBRACKET DOLLARLBRACE</text:p>
      <text:p text:style-name="P21">%token HASHLPAREN HASHLBRACE HASHLBRACKET</text:p>
      <text:p text:style-name="P21">%token DOTDOT DOTDOTDOT</text:p>
      <text:p text:style-name="P21">%token MINUSGT MINUSLT MINUSLTGT</text:p>
      <text:p text:style-name="P21">%token SHARPDEFINE SHARPUNDEFINE</text:p>
      <text:p text:style-name="P21">%token SHARPIF SHARPTHEN</text:p>
      <text:p text:style-name="P21">%token SHARPELSE SHARPELSIF SHARPENDIF</text:p>
      <text:p text:style-name="P21">%token SHARPERROR SHARPPRINT</text:p>
      <text:p text:style-name="P21">%token SHARPINCLUDE</text:p>
      <text:p text:style-name="P21">%token DOLLAREXEC /* code execution for meta-programming */</text:p>
      <text:p text:style-name="P21"><text:soft-page-break/>%token DOLLAREXTYPE /* external type */</text:p>
      <text:p text:style-name="P21">%token DOLLAREXTVAL /* external value */</text:p>
      <text:p text:style-name="P21">%token DOLLARDELAY DOLLARFORCE</text:p>
      <text:p text:style-name="P21">%token DOLLARDYNLOAD</text:p>
      <text:p text:style-name="P21">%token DOLLAREFFMASK_ALL DOLLAREFFMASK_EXN DOLLAREFFMASK_REF</text:p>
      <text:p text:style-name="P21">%token DOLLARFOLD DOLLARUNFOLD</text:p>
      <text:p text:style-name="P21">%token DOLLARPARALLEL /* parallel evaluation */</text:p>
      <text:p text:style-name="P21">%token DOLLARRAISE /* raising exceptions */</text:p>
      <text:p text:style-name="P21">%token DOLLARTYPEOF</text:p>
      <text:p text:style-name="P21">%token DOLLARARRT DOLLARARRVT</text:p>
      <text:p text:style-name="P21">%token DOLLARLSTT DOLLARLSTVT</text:p>
      <text:p text:style-name="P21">%token DOLLARRECT DOLLARRECVT</text:p>
      <text:p text:style-name="P21">%token DOLLARTUPT DOLLARTUPVT</text:p>
      <text:p text:style-name="P21">%token DOLLARENCRYPT DOLLARDECRYPT</text:p>
      <text:p text:style-name="P21">%token FOLDAT FREEAT VIEWAT</text:p>
      <text:p text:style-name="P21"/>
      <text:p text:style-name="P21">/* macro syntax */</text:p>
      <text:p text:style-name="P21"/>
      <text:p text:style-name="P21">%token BACKQUOTELPAREN</text:p>
      <text:p text:style-name="P21">%token COMMALPAREN</text:p>
      <text:p text:style-name="P21"/>
      <text:p text:style-name="P21">/* meta-programming syntax */</text:p>
      <text:p text:style-name="P21"/>
      <text:p text:style-name="P21">%token BARMINUS</text:p>
      <text:p text:style-name="P21">%token BACKQUOTELBRACKET</text:p>
      <text:p text:style-name="P21">%token COMMALBRACKET</text:p>
      <text:p text:style-name="P21"/>
      <text:p text:style-name="P21">/* distributed meta-programming syntax */</text:p>
      <text:p text:style-name="P21"/>
      <text:p text:style-name="P21">%token BARMINUSLBRACKET</text:p>
      <text:p text:style-name="P21">%token BACKQUOTELBRACE</text:p>
      <text:p text:style-name="P21">%token COMMALBRACE</text:p>
      <text:p text:style-name="P21"/>
      <text:p text:style-name="P21">/* precedence */</text:p>
      <text:p text:style-name="P21"/>
      <text:p text:style-name="P21">%nonassoc PATAS PATFREE PATREF</text:p>
      <text:p text:style-name="P21">%nonassoc SEXPLAM DEXPFIX DEXPLAM</text:p>
      <text:p text:style-name="P21">%nonassoc COLONLT COLONLTGT</text:p>
      <text:p text:style-name="P21">%nonassoc DEXPCOLON</text:p>
      <text:p text:style-name="P21">%right COLON <text:s/>/* support: &lt;dexp&gt; : &lt;sexp&gt; : &lt;srt&gt; */</text:p>
      <text:p text:style-name="P21">%nonassoc SEXPEXI SEXPUNI</text:p>
      <text:p text:style-name="P21">%nonassoc CLAS</text:p>
      <text:p text:style-name="P21">%nonassoc WHERE</text:p>
      <text:p text:style-name="P21">%nonassoc DEXPCASE DEXPFOR DEXPIF DEXPRAISE DEXPTRY DEXPWHILE</text:p>
      <text:p text:style-name="P21">%nonassoc ELSE</text:p>
      <text:p text:style-name="P21">%nonassoc BARSEQNONE</text:p>
      <text:p text:style-name="P21">%nonassoc BAR</text:p>
      <text:p text:style-name="P21"/>
      <text:p text:style-name="P21"><text:soft-page-break/>%nonassoc DIDALPHANUM</text:p>
      <text:p text:style-name="P21">%nonassoc EQ</text:p>
      <text:p text:style-name="P21"/>
      <text:p text:style-name="P21">%nonassoc DARRINDSEQ</text:p>
      <text:p text:style-name="P21">%nonassoc SARRINDSEQ</text:p>
      <text:p text:style-name="P21">%nonassoc LBRACKET</text:p>
      <text:p text:style-name="P21"/>
      <text:p text:style-name="P21">%nonassoc GT</text:p>
      <text:p text:style-name="P21">%nonassoc GTLT</text:p>
      <text:p text:style-name="P21">%nonassoc TMPARGSEXPSEQ</text:p>
      <text:p text:style-name="P21"/>
      <text:p text:style-name="P21">%type &lt;Ats_syntax.dec list&gt; sdecseqeof</text:p>
      <text:p text:style-name="P21">%type &lt;Ats_syntax.dec list&gt; ddecseqeof</text:p>
      <text:p text:style-name="P21">%type &lt;Ats_syntax.dexp&gt; dexpeof</text:p>
      <text:p text:style-name="P21"/>
      <text:p text:style-name="P21">%start sdecseqeof ddecseqeof dexpeof</text:p>
      <text:p text:style-name="P21"/>
      <text:p text:style-name="P21">%%</text:p>
      <text:p text:style-name="P21"/>
      <text:p text:style-name="P21">sdecseqeof: sdecseq EOF</text:p>
      <text:p text:style-name="P21">;</text:p>
      <text:p text:style-name="P21"/>
      <text:p text:style-name="P21">ddecseqeof: ddecseq EOF</text:p>
      <text:p text:style-name="P21">;</text:p>
      <text:p text:style-name="P21"/>
      <text:p text:style-name="P21">semicolonseq:</text:p>
      <text:p text:style-name="P21"><text:s text:c="2"/>| /* empty */</text:p>
      <text:p text:style-name="P21"><text:s text:c="2"/>| semicolonseq SEMICOLON</text:p>
      <text:p text:style-name="P21">;</text:p>
      <text:p text:style-name="P21"/>
      <text:p text:style-name="P21">d0ec:</text:p>
      <text:p text:style-name="P21"><text:s text:c="2"/>/* fixity introduction and elimination */</text:p>
      <text:p text:style-name="P21"><text:s text:c="2"/>| INFIX prec idseq</text:p>
      <text:p text:style-name="P21"><text:s text:c="2"/>| INFIXL prec idseq</text:p>
      <text:p text:style-name="P21"><text:s text:c="2"/>| INFIXR prec idseq</text:p>
      <text:p text:style-name="P21"><text:s text:c="2"/>| POSTFIX prec idseq</text:p>
      <text:p text:style-name="P21"><text:s text:c="2"/>| PREFIX prec idseq</text:p>
      <text:p text:style-name="P21"><text:s text:c="2"/>| NONFIX idseq</text:p>
      <text:p text:style-name="P21"><text:s text:c="2"/>/* overloaded symbol introduction and elimination */</text:p>
      <text:p text:style-name="P21"><text:s text:c="2"/>| SYMINTR idseq</text:p>
      <text:p text:style-name="P21"><text:s text:c="2"/>| SYMELIM idseq</text:p>
      <text:p text:style-name="P21"><text:s text:c="2"/>/* sort declarations */</text:p>
      <text:p text:style-name="P21"><text:s text:c="2"/>| SORTDEF srtdefdecseq</text:p>
      <text:p text:style-name="P21"><text:s text:c="2"/>| DATASORT datsrtdecseq</text:p>
      <text:p text:style-name="P21"><text:s text:c="3"/>/* static constant and constructor declaration */</text:p>
      <text:p text:style-name="P21"><text:s text:c="2"/>| STA stacstseq</text:p>
      <text:p text:style-name="P21"><text:s text:c="2"/>| STAVAR stavarseq</text:p>
      <text:p text:style-name="P21"><text:s text:c="3"/>/* abstract constant declaration */</text:p>
      <text:p text:style-name="P21"><text:soft-page-break/><text:s text:c="2"/>| ABSPROP staconseq</text:p>
      <text:p text:style-name="P21"><text:s text:c="2"/>| ABSTYPE staconseq</text:p>
      <text:p text:style-name="P21"><text:s text:c="2"/>| ABST0YPE staconseq</text:p>
      <text:p text:style-name="P21"><text:s text:c="2"/>| ABSVIEW staconseq</text:p>
      <text:p text:style-name="P21"><text:s text:c="2"/>| ABSVIEWTYPE staconseq</text:p>
      <text:p text:style-name="P21"><text:s text:c="2"/>| ABSVIEWT0YPE staconseq</text:p>
      <text:p text:style-name="P21"><text:s/>/* static declarations */</text:p>
      <text:p text:style-name="P21"><text:s text:c="2"/>| STADEF sexpdefdecseq</text:p>
      <text:p text:style-name="P21"><text:s text:c="2"/>| PROPDEF sexpdefdecseq</text:p>
      <text:p text:style-name="P21"><text:s text:c="2"/>| TYPEDEF sexpdefdecseq</text:p>
      <text:p text:style-name="P21">/*</text:p>
      <text:p text:style-name="P21"><text:s text:c="2"/>| TYPEDEF REC sexpdefdecseq</text:p>
      <text:p text:style-name="P21">*/</text:p>
      <text:p text:style-name="P21"><text:s text:c="2"/>| VIEWDEF sexpdefdecseq</text:p>
      <text:p text:style-name="P21"><text:s text:c="2"/>| VIEWTYPEDEF sexpdefdecseq</text:p>
      <text:p text:style-name="P21">/*</text:p>
      <text:p text:style-name="P21"><text:s text:c="2"/>| VIEWTYPEDEF REC sexpdefdecseq</text:p>
      <text:p text:style-name="P21">*/</text:p>
      <text:p text:style-name="P21"><text:s text:c="2"/>| datakind datdecseq sexpdefdecseqopt</text:p>
      <text:p text:style-name="P21"><text:s text:c="2"/>| EXCEPTION exndecseq</text:p>
      <text:p text:style-name="P21"><text:s text:c="2"/>| MODPROP mtdecseq</text:p>
      <text:p text:style-name="P21"><text:s text:c="2"/>| MODTYPE mtdecseq</text:p>
      <text:p text:style-name="P21"><text:s text:c="2"/>| ASSUME saspdecseq</text:p>
      <text:p text:style-name="P21"><text:s text:c="2"/>/* ****** ****** */</text:p>
      <text:p text:style-name="P21"><text:s text:c="2"/>| SHARPDEFINE id e0xpopt</text:p>
      <text:p text:style-name="P21"><text:s text:c="2"/>| SHARPERROR e0xp</text:p>
      <text:p text:style-name="P21"><text:s text:c="2"/>| SHARPPRINT e0xp</text:p>
      <text:p text:style-name="P21"><text:s text:c="2"/>/* overload declaration */</text:p>
      <text:p text:style-name="P21"><text:s text:c="2"/>| OVERLOAD did WITH doqid</text:p>
      <text:p text:style-name="P21"><text:s text:c="2"/>| OVERLOAD LBRACKET RBRACKET WITH doqid /* overload [] with ... */</text:p>
      <text:p text:style-name="P21"/>
      <text:p text:style-name="P21"><text:s text:c="2"/>/* macro declarations */</text:p>
      <text:p text:style-name="P21"><text:s text:c="2"/>| MACDEF macdefdecseq</text:p>
      <text:p text:style-name="P21"><text:s text:c="2"/>| MACRODEF macdefdecseq</text:p>
      <text:p text:style-name="P21"><text:s text:c="2"/>/* statically loading file */</text:p>
      <text:p text:style-name="P21"><text:s text:c="2"/>| STALOAD filename</text:p>
      <text:p text:style-name="P21"><text:s text:c="2"/>| STALOAD sid EQ filename</text:p>
      <text:p text:style-name="P21"><text:s text:c="2"/>/* external code */</text:p>
      <text:p text:style-name="P21"><text:s text:c="2"/>| Lextern</text:p>
      <text:p text:style-name="P21"/>
      <text:p text:style-name="P21">d1ec:</text:p>
      <text:p text:style-name="P21"><text:s text:c="2"/>/* variable declaration */</text:p>
      <text:p text:style-name="P21"><text:s text:c="2"/>| VAR vardecseq</text:p>
      <text:p text:style-name="P21"><text:s text:c="2"/>| VARSTAR vardecseq</text:p>
      <text:p text:style-name="P21"><text:s text:c="2"/>/* dynamic value declarations */</text:p>
      <text:p text:style-name="P21"><text:s text:c="2"/>| valkind valdecseq</text:p>
      <text:p text:style-name="P21"><text:s text:c="2"/>| VAL PAR valdecseq</text:p>
      <text:p text:style-name="P21"><text:s text:c="2"/>| VAL REC valdecseq</text:p>
      <text:p text:style-name="P21"><text:soft-page-break/><text:s text:c="2"/>/* dynamic function declarations */</text:p>
      <text:p text:style-name="P21"><text:s text:c="2"/>| funkind decargseq fundecseq</text:p>
      <text:p text:style-name="P21"><text:s text:c="2"/>| MODULE decargseq moddecseq</text:p>
      <text:p text:style-name="P21"><text:s text:c="2"/>/* local declarations */</text:p>
      <text:p text:style-name="P21"><text:s text:c="2"/>| LOCAL ddecseq IN ddecseq END</text:p>
      <text:p text:style-name="P21"><text:s text:c="2"/>/* dynamic implementations */</text:p>
      <text:p text:style-name="P21"><text:s text:c="2"/>| IMPLEMENT decsargseqseq impldecseq</text:p>
      <text:p text:style-name="P21"><text:s text:c="2"/>/* including file */</text:p>
      <text:p text:style-name="P21"><text:s text:c="2"/>| SHARPINCLUDE filename</text:p>
      <text:p text:style-name="P21"><text:s text:c="2"/>/* dynamically loading file */</text:p>
      <text:p text:style-name="P21"><text:s text:c="2"/>| DYNLOAD filename</text:p>
      <text:p text:style-name="P21">;</text:p>
      <text:p text:style-name="P21"/>
      <text:p text:style-name="P21">sdec:</text:p>
      <text:p text:style-name="P21"><text:s text:c="2"/>| d0ec</text:p>
      <text:p text:style-name="P21"><text:s text:c="3"/>/* dynamic constant declaration */</text:p>
      <text:p text:style-name="P21"><text:s text:c="2"/>| VAL decargseq dyncstextseq</text:p>
      <text:p text:style-name="P21"><text:s text:c="2"/>| FUN decargseq dyncstextseq</text:p>
      <text:p text:style-name="P21"><text:s text:c="2"/>| CASTFN dyncstseq</text:p>
      <text:p text:style-name="P21"><text:s text:c="2"/>| PRVAL dyncstseq</text:p>
      <text:p text:style-name="P21"><text:s text:c="2"/>| PRFUN dyncstseq</text:p>
      <text:p text:style-name="P21"><text:s text:c="2"/>| PRAXI dyncstseq</text:p>
      <text:p text:style-name="P21"><text:s text:c="2"/>| SHARPIF sdeccondthenelse</text:p>
      <text:p text:style-name="P21"><text:s text:c="2"/>/* including file */</text:p>
      <text:p text:style-name="P21"><text:s text:c="2"/>| SHARPINCLUDE filename</text:p>
      <text:p text:style-name="P21"><text:s text:c="2"/>| LOCAL sdecseq IN sdecseq END</text:p>
      <text:p text:style-name="P21">;</text:p>
      <text:p text:style-name="P21"/>
      <text:p text:style-name="P21">sdecthen:</text:p>
      <text:p text:style-name="P21"><text:s text:c="2"/>| sdecseq</text:p>
      <text:p text:style-name="P21"><text:s text:c="2"/>| SHARPTHEN sdecseq</text:p>
      <text:p text:style-name="P21">;</text:p>
      <text:p text:style-name="P21"/>
      <text:p text:style-name="P21">sdeccondthenelse:</text:p>
      <text:p text:style-name="P21"><text:s text:c="2"/>| e0xp sdecthen SHARPENDIF</text:p>
      <text:p text:style-name="P21"><text:s text:c="2"/>| e0xp sdecthen SHARPELSE sdecseq SHARPENDIF</text:p>
      <text:p text:style-name="P21"/>
      <text:p text:style-name="P21"><text:s text:c="2"/>| e0xp sdecthen SHARPELSIF sdeccondthenelse</text:p>
      <text:p text:style-name="P21"/>
      <text:p text:style-name="P21">;</text:p>
      <text:p text:style-name="P21"/>
      <text:p text:style-name="P21">sdecseq:</text:p>
      <text:p text:style-name="P21"><text:s text:c="2"/>| /* empty */</text:p>
      <text:p text:style-name="P21"><text:s text:c="2"/>| sdec semicolonseq sdecseq</text:p>
      <text:p text:style-name="P21">;</text:p>
      <text:p text:style-name="P21"/>
      <text:p text:style-name="P21">ddec:</text:p>
      <text:p text:style-name="P21"><text:s text:c="2"/>| d0ec</text:p>
      <text:p text:style-name="P21"><text:soft-page-break/><text:s text:c="2"/>| d1ec</text:p>
      <text:p text:style-name="P21"><text:s text:c="2"/>| EXTERN TYPEDEF Lstring EQ sexp</text:p>
      <text:p text:style-name="P21"><text:s text:c="2"/>| EXTERN VAL Lstring EQ dexp</text:p>
      <text:p text:style-name="P21"><text:s text:c="2"/>| EXTERN VAL decargseq dyncstextseq</text:p>
      <text:p text:style-name="P21"><text:s text:c="2"/>| EXTERN FUN decargseq dyncstextseq</text:p>
      <text:p text:style-name="P21"><text:s text:c="2"/>| EXTERN CASTFN dyncstseq</text:p>
      <text:p text:style-name="P21"><text:s text:c="2"/>| EXTERN PRVAL dyncstseq</text:p>
      <text:p text:style-name="P21"><text:s text:c="2"/>| EXTERN PRFUN dyncstseq</text:p>
      <text:p text:style-name="P21"><text:s text:c="2"/>| EXTERN PRAXI dyncstseq</text:p>
      <text:p text:style-name="P21"><text:s text:c="2"/>| SHARPIF ddecthenelse</text:p>
      <text:p text:style-name="P21">;</text:p>
      <text:p text:style-name="P21"/>
      <text:p text:style-name="P21">ddecthenelse:</text:p>
      <text:p text:style-name="P21"><text:s text:c="2"/>| e0xp SHARPTHEN ddecseq SHARPENDIF</text:p>
      <text:p text:style-name="P21"><text:s text:c="2"/>| e0xp SHARPTHEN ddecseq SHARPELSE ddecseq SHARPENDIF</text:p>
      <text:p text:style-name="P21"/>
      <text:p text:style-name="P21"><text:s text:c="2"/>| e0xp SHARPTHEN ddecseq SHARPELSIF ddecthenelse</text:p>
      <text:p text:style-name="P21"/>
      <text:p text:style-name="P21">;</text:p>
      <text:p text:style-name="P21"/>
      <text:p text:style-name="P21">ddecseq: /* declaration sequence */</text:p>
      <text:p text:style-name="P21"><text:s text:c="2"/>| /* empty */</text:p>
      <text:p text:style-name="P21"><text:s text:c="2"/>| ddec semicolonseq ddecseq</text:p>
      <text:p text:style-name="P21">;</text:p>
      <text:p text:style-name="P21"/>
      <text:p text:style-name="P21">/* ****** ****** */</text:p>
      <text:p text:style-name="P21"/>
      <text:p text:style-name="P21">id: /* identifier */</text:p>
      <text:p text:style-name="P21"><text:s text:c="2"/>| ALPHANUM</text:p>
      <text:p text:style-name="P21"><text:s text:c="2"/>| SYMBOLIC</text:p>
      <text:p text:style-name="P21"><text:s text:c="2"/>| AMPER</text:p>
      <text:p text:style-name="P21"><text:s text:c="2"/>| BANG</text:p>
      <text:p text:style-name="P21"><text:s text:c="2"/>| EQ</text:p>
      <text:p text:style-name="P21"><text:s text:c="2"/>| GT</text:p>
      <text:p text:style-name="P21"><text:s text:c="2"/>| LT</text:p>
      <text:p text:style-name="P21"><text:s text:c="2"/>| MINUSGT</text:p>
      <text:p text:style-name="P21"><text:s text:c="2"/>| TILDA</text:p>
      <text:p text:style-name="P21">;</text:p>
      <text:p text:style-name="P21"/>
      <text:p text:style-name="P21">idseq: /* identifier sequence */</text:p>
      <text:p text:style-name="P21"><text:s text:c="2"/>| /* empty */</text:p>
      <text:p text:style-name="P21"><text:s text:c="2"/>| id idseq</text:p>
      <text:p text:style-name="P21">;</text:p>
      <text:p text:style-name="P21"/>
      <text:p text:style-name="P21">lab: /* label */</text:p>
      <text:p text:style-name="P21"><text:s text:c="2"/>| ALPHANUM</text:p>
      <text:p text:style-name="P21"><text:s text:c="2"/>| SYMBOLIC</text:p>
      <text:p text:style-name="P21"><text:s text:c="2"/>| Lint</text:p>
      <text:p text:style-name="P21"><text:soft-page-break/><text:s text:c="2"/>| LPAREN lab RPAREN</text:p>
      <text:p text:style-name="P21">;</text:p>
      <text:p text:style-name="P21"/>
      <text:p text:style-name="P21">filename: /* filename */</text:p>
      <text:p text:style-name="P21"><text:s text:c="2"/>| Lstring</text:p>
      <text:p text:style-name="P21">;</text:p>
      <text:p text:style-name="P21"/>
      <text:p text:style-name="P21">fileid: /* file identifier */</text:p>
      <text:p text:style-name="P21"><text:s text:c="2"/>| ALPHANUM</text:p>
      <text:p text:style-name="P21">;</text:p>
      <text:p text:style-name="P21"/>
      <text:p text:style-name="P21">arrayid: /* array identifier */</text:p>
      <text:p text:style-name="P21"><text:s text:c="2"/>| ARRAYIDENT</text:p>
      <text:p text:style-name="P21">;</text:p>
      <text:p text:style-name="P21"/>
      <text:p text:style-name="P21">tmpid: /* template identifier */</text:p>
      <text:p text:style-name="P21"><text:s text:c="2"/>| TEMPLATEIDENT</text:p>
      <text:p text:style-name="P21">;</text:p>
      <text:p text:style-name="P21"/>
      <text:p text:style-name="P21">/* syntax for simple expressions */</text:p>
      <text:p text:style-name="P21"/>
      <text:p text:style-name="P21">ate0xp:</text:p>
      <text:p text:style-name="P21"><text:s text:c="2"/>| Lint</text:p>
      <text:p text:style-name="P21"><text:s text:c="2"/>| Lchar</text:p>
      <text:p text:style-name="P21"><text:s text:c="2"/>| Lfloat</text:p>
      <text:p text:style-name="P21"><text:s text:c="2"/>| Lstring</text:p>
      <text:p text:style-name="P21"><text:s text:c="2"/>| id</text:p>
      <text:p text:style-name="P21"><text:s text:c="2"/>| LPAREN e0xpseq RPAREN</text:p>
      <text:p text:style-name="P21">;</text:p>
      <text:p text:style-name="P21"/>
      <text:p text:style-name="P21">arge0xpseq:</text:p>
      <text:p text:style-name="P21"><text:s text:c="2"/>| /* empty */</text:p>
      <text:p text:style-name="P21"><text:s text:c="2"/>| ate0xp arge0xpseq</text:p>
      <text:p text:style-name="P21">;</text:p>
      <text:p text:style-name="P21"/>
      <text:p text:style-name="P21">e0xp:</text:p>
      <text:p text:style-name="P21"><text:s text:c="2"/>| ate0xp arge0xpseq</text:p>
      <text:p text:style-name="P21">;</text:p>
      <text:p text:style-name="P21"/>
      <text:p text:style-name="P21">commae0xpseq:</text:p>
      <text:p text:style-name="P21"><text:s text:c="2"/>| /* empty */</text:p>
      <text:p text:style-name="P21"><text:s text:c="2"/>| COMMA e0xp commae0xpseq</text:p>
      <text:p text:style-name="P21">;</text:p>
      <text:p text:style-name="P21"><text:s text:c="2"/></text:p>
      <text:p text:style-name="P21">e0xpseq:</text:p>
      <text:p text:style-name="P21"><text:s text:c="2"/>| /* empty */</text:p>
      <text:p text:style-name="P21"><text:s text:c="2"/>| e0xp commae0xpseq</text:p>
      <text:p text:style-name="P21">;</text:p>
      <text:p text:style-name="P21"><text:soft-page-break/></text:p>
      <text:p text:style-name="P21">e0xpopt:</text:p>
      <text:p text:style-name="P21"><text:s text:c="2"/>| /* empty */</text:p>
      <text:p text:style-name="P21"><text:s text:c="2"/>| e0xp</text:p>
      <text:p text:style-name="P21"/>
      <text:p text:style-name="P21">/* syntax for sorts */</text:p>
      <text:p text:style-name="P21"/>
      <text:p text:style-name="P21">srtqual:</text:p>
      <text:p text:style-name="P21"><text:s text:c="2"/>| DOLLAR filename DOT</text:p>
      <text:p text:style-name="P21"><text:s text:c="2"/>| DOLLAR fileid DOT</text:p>
      <text:p text:style-name="P21">; </text:p>
      <text:p text:style-name="P21"/>
      <text:p text:style-name="P21">srtid: /* sort identifier */</text:p>
      <text:p text:style-name="P21"><text:s text:c="2"/>| ALPHANUM</text:p>
      <text:p text:style-name="P21"><text:s text:c="2"/>| SYMBOLIC</text:p>
      <text:p text:style-name="P21"><text:s text:c="2"/>| T0YPE</text:p>
      <text:p text:style-name="P21"><text:s text:c="2"/>| VIEWT0YPE</text:p>
      <text:p text:style-name="P21"><text:s text:c="2"/>| MINUSGT</text:p>
      <text:p text:style-name="P21">;</text:p>
      <text:p text:style-name="P21"/>
      <text:p text:style-name="P21">srtidseq:</text:p>
      <text:p text:style-name="P21"><text:s text:c="2"/>| /* empty */</text:p>
      <text:p text:style-name="P21"><text:s text:c="2"/>| srtid commasrtidseq</text:p>
      <text:p text:style-name="P21">;</text:p>
      <text:p text:style-name="P21"/>
      <text:p text:style-name="P21">commasrtidseq:</text:p>
      <text:p text:style-name="P21"><text:s text:c="2"/>| /* empty */</text:p>
      <text:p text:style-name="P21"><text:s text:c="2"/>| COMMA srtid commasrtidseq</text:p>
      <text:p text:style-name="P21">; <text:s/></text:p>
      <text:p text:style-name="P21"/>
      <text:p text:style-name="P21">srtqid: /* qualified sort identifier */</text:p>
      <text:p text:style-name="P21"><text:s text:c="2"/>| srtqual srtid</text:p>
      <text:p text:style-name="P21">;</text:p>
      <text:p text:style-name="P21"/>
      <text:p text:style-name="P21">squal: /* static qualifier */</text:p>
      <text:p text:style-name="P21"><text:s text:c="2"/>| DOLLAR filename DOT</text:p>
      <text:p text:style-name="P21"><text:s text:c="2"/>| DOLLAR fileid DOT</text:p>
      <text:p text:style-name="P21"><text:s text:c="2"/>| DOLLAR srtid COLON</text:p>
      <text:p text:style-name="P21">; </text:p>
      <text:p text:style-name="P21"/>
      <text:p text:style-name="P21">atsrt: /* atomic sort */</text:p>
      <text:p text:style-name="P21"><text:s text:c="2"/>| srtid</text:p>
      <text:p text:style-name="P21"><text:s text:c="2"/>| srtqid</text:p>
      <text:p text:style-name="P21"><text:s text:c="2"/>| LPAREN srtseq RPAREN</text:p>
      <text:p text:style-name="P21"><text:s text:c="2"/>| QUOTELPAREN srtseq RPAREN</text:p>
      <text:p text:style-name="P21">;</text:p>
      <text:p text:style-name="P21"/>
      <text:p text:style-name="P21">atsrtseq: /* atomic sort sequence */</text:p>
      <text:p text:style-name="P21"><text:soft-page-break/><text:s text:c="2"/>| /* empty */</text:p>
      <text:p text:style-name="P21"><text:s text:c="2"/>| atsrt atsrtseq</text:p>
      <text:p text:style-name="P21">;</text:p>
      <text:p text:style-name="P21"/>
      <text:p text:style-name="P21">srt: /* sort */</text:p>
      <text:p text:style-name="P21"><text:s text:c="2"/>| atsrt atsrtseq</text:p>
      <text:p text:style-name="P21">;</text:p>
      <text:p text:style-name="P21"/>
      <text:p text:style-name="P21">srtseq:</text:p>
      <text:p text:style-name="P21"><text:s text:c="2"/>| /* empty */</text:p>
      <text:p text:style-name="P21"><text:s text:c="2"/>| srt commasrtseq</text:p>
      <text:p text:style-name="P21">;</text:p>
      <text:p text:style-name="P21"/>
      <text:p text:style-name="P21">commasrtseq:</text:p>
      <text:p text:style-name="P21"><text:s text:c="2"/>| /* empty */</text:p>
      <text:p text:style-name="P21"><text:s text:c="2"/>| COMMA srt commasrtseq</text:p>
      <text:p text:style-name="P21">;</text:p>
      <text:p text:style-name="P21"/>
      <text:p text:style-name="P21">prec: /* precedence */</text:p>
      <text:p text:style-name="P21"><text:s text:c="2"/>| /* empty */</text:p>
      <text:p text:style-name="P21"><text:s text:c="2"/>| Lint</text:p>
      <text:p text:style-name="P21"><text:s text:c="2"/>| LPAREN id RPAREN</text:p>
      <text:p text:style-name="P21">;</text:p>
      <text:p text:style-name="P21"/>
      <text:p text:style-name="P21">/* sort with polarity */</text:p>
      <text:p text:style-name="P21"/>
      <text:p text:style-name="P21">srtpol:</text:p>
      <text:p text:style-name="P21"><text:s text:c="2"/>| srt</text:p>
      <text:p text:style-name="P21"><text:s text:c="2"/>| PROPPLUS</text:p>
      <text:p text:style-name="P21"><text:s text:c="2"/>| PROPMINUS</text:p>
      <text:p text:style-name="P21"><text:s text:c="2"/>| TYPEPLUS</text:p>
      <text:p text:style-name="P21"><text:s text:c="2"/>| TYPEMINUS</text:p>
      <text:p text:style-name="P21"><text:s text:c="2"/>| T0YPEPLUS</text:p>
      <text:p text:style-name="P21"><text:s text:c="2"/>| T0YPEMINUS</text:p>
      <text:p text:style-name="P21"><text:s text:c="2"/>| VIEWPLUS</text:p>
      <text:p text:style-name="P21"><text:s text:c="2"/>| VIEWMINUS</text:p>
      <text:p text:style-name="P21"><text:s text:c="2"/>| VIEWTYPEPLUS</text:p>
      <text:p text:style-name="P21"><text:s text:c="2"/>| VIEWTYPEMINUS</text:p>
      <text:p text:style-name="P21"><text:s text:c="2"/>| VIEWT0YPEPLUS</text:p>
      <text:p text:style-name="P21"><text:s text:c="2"/>| VIEWT0YPEMINUS</text:p>
      <text:p text:style-name="P21">;</text:p>
      <text:p text:style-name="P21"/>
      <text:p text:style-name="P21">srtarg:</text:p>
      <text:p text:style-name="P21"><text:s text:c="2"/>| srtid</text:p>
      <text:p text:style-name="P21">;</text:p>
      <text:p text:style-name="P21"/>
      <text:p text:style-name="P21">commasrtargseq:</text:p>
      <text:p text:style-name="P21"><text:s text:c="2"/>| /* empty */</text:p>
      <text:p text:style-name="P21"><text:soft-page-break/><text:s text:c="2"/>| COMMA srtarg srtargseq</text:p>
      <text:p text:style-name="P21">;</text:p>
      <text:p text:style-name="P21"/>
      <text:p text:style-name="P21">srtargseq:</text:p>
      <text:p text:style-name="P21"><text:s text:c="2"/>| srtarg</text:p>
      <text:p text:style-name="P21"><text:s text:c="2"/>| LPAREN srtarg commasrtargseq RPAREN</text:p>
      <text:p text:style-name="P21">;</text:p>
      <text:p text:style-name="P21"/>
      <text:p text:style-name="P21">srtargseqseq:</text:p>
      <text:p text:style-name="P21"><text:s text:c="2"/>| /* empty */</text:p>
      <text:p text:style-name="P21"><text:s text:c="2"/>| srtargseq srtargseqseq</text:p>
      <text:p text:style-name="P21">;</text:p>
      <text:p text:style-name="P21"/>
      <text:p text:style-name="P21">colonsrtopt: /* optional sort annotation */</text:p>
      <text:p text:style-name="P21"><text:s text:c="2"/>| /* empty */</text:p>
      <text:p text:style-name="P21"><text:s text:c="2"/>| COLON srt</text:p>
      <text:p text:style-name="P21">;</text:p>
      <text:p text:style-name="P21"/>
      <text:p text:style-name="P21">sarg: /* static variable with optional sort annotation */</text:p>
      <text:p text:style-name="P21"><text:s text:c="2"/>| sid colonsrtopt</text:p>
      <text:p text:style-name="P21">;</text:p>
      <text:p text:style-name="P21"/>
      <text:p text:style-name="P21">commasargseq:</text:p>
      <text:p text:style-name="P21"><text:s text:c="2"/>| /* empty */</text:p>
      <text:p text:style-name="P21"><text:s text:c="2"/>| COMMA sarg commasargseq</text:p>
      <text:p text:style-name="P21">;</text:p>
      <text:p text:style-name="P21"/>
      <text:p text:style-name="P21">sargseq: /* static variable sequence */</text:p>
      <text:p text:style-name="P21"><text:s text:c="2"/>| /* empty */</text:p>
      <text:p text:style-name="P21"><text:s text:c="2"/>| sarg commasargseq</text:p>
      <text:p text:style-name="P21">;</text:p>
      <text:p text:style-name="P21"/>
      <text:p text:style-name="P21">sargseqseq: /* static variables sequence */</text:p>
      <text:p text:style-name="P21"><text:s text:c="2"/>| /* empty */</text:p>
      <text:p text:style-name="P21"><text:s text:c="2"/>| sid sargseqseq</text:p>
      <text:p text:style-name="P21"><text:s text:c="2"/>| LPAREN sargseq RPAREN sargseqseq</text:p>
      <text:p text:style-name="P21">;</text:p>
      <text:p text:style-name="P21"/>
      <text:p text:style-name="P21">decarg:</text:p>
      <text:p text:style-name="P21"><text:s text:c="2"/>| LBRACE squaseq RBRACE</text:p>
      <text:p text:style-name="P21">;</text:p>
      <text:p text:style-name="P21"/>
      <text:p text:style-name="P21">decargseq:</text:p>
      <text:p text:style-name="P21"><text:s text:c="2"/>| /* empty */</text:p>
      <text:p text:style-name="P21"><text:s text:c="2"/>| decarg decargseq</text:p>
      <text:p text:style-name="P21">;</text:p>
      <text:p text:style-name="P21"/>
      <text:p text:style-name="P21">decsargseqseq:</text:p>
      <text:p text:style-name="P21"><text:soft-page-break/><text:s text:c="2"/>| /* empty */</text:p>
      <text:p text:style-name="P21"><text:s text:c="2"/>| LBRACE sargseq RBRACE decsargseqseq</text:p>
      <text:p text:style-name="P21">;</text:p>
      <text:p text:style-name="P21"/>
      <text:p text:style-name="P21">/* datasort declaration */</text:p>
      <text:p text:style-name="P21"/>
      <text:p text:style-name="P21">datsrtdec: /* datasort declaration */</text:p>
      <text:p text:style-name="P21"><text:s text:c="2"/>| srtid EQ datsrtconseq</text:p>
      <text:p text:style-name="P21"><text:s text:c="2"/>| srtid srtargseq EQ datsrtconseq</text:p>
      <text:p text:style-name="P21">;</text:p>
      <text:p text:style-name="P21"/>
      <text:p text:style-name="P21">anddatsrtdecseq: /* additional datasort declarations */</text:p>
      <text:p text:style-name="P21"><text:s text:c="2"/>| /* empty */</text:p>
      <text:p text:style-name="P21"><text:s text:c="2"/>| AND datsrtdec anddatsrtdecseq</text:p>
      <text:p text:style-name="P21">;</text:p>
      <text:p text:style-name="P21"/>
      <text:p text:style-name="P21">datsrtdecseq: /* datasort declarations */</text:p>
      <text:p text:style-name="P21"><text:s text:c="2"/>| datsrtdec anddatsrtdecseq</text:p>
      <text:p text:style-name="P21">;</text:p>
      <text:p text:style-name="P21"/>
      <text:p text:style-name="P21">datsrtcon: /* constructor associated with datasort */</text:p>
      <text:p text:style-name="P21"><text:s text:c="2"/>| sid</text:p>
      <text:p text:style-name="P21"><text:s text:c="2"/>| sid OF srt</text:p>
      <text:p text:style-name="P21">;</text:p>
      <text:p text:style-name="P21"/>
      <text:p text:style-name="P21">bardatsrtconseq: /* additional constructors associated with datasort */</text:p>
      <text:p text:style-name="P21"><text:s text:c="2"/>| /* empty */</text:p>
      <text:p text:style-name="P21"><text:s text:c="2"/>| BAR datsrtcon bardatsrtconseq</text:p>
      <text:p text:style-name="P21">;</text:p>
      <text:p text:style-name="P21"/>
      <text:p text:style-name="P21">datsrtconseq: /* constructors associated with datasort */</text:p>
      <text:p text:style-name="P21"><text:s text:c="2"/>| bardatsrtconseq</text:p>
      <text:p text:style-name="P21"><text:s text:c="2"/>| datsrtcon bardatsrtconseq</text:p>
      <text:p text:style-name="P21">;</text:p>
      <text:p text:style-name="P21"/>
      <text:p text:style-name="P21">/* abstract constant declaration */</text:p>
      <text:p text:style-name="P21"/>
      <text:p text:style-name="P21">sid: /* static identifier */</text:p>
      <text:p text:style-name="P21"><text:s text:c="2"/>| ALPHANUM</text:p>
      <text:p text:style-name="P21"><text:s text:c="2"/>| SYMBOLIC</text:p>
      <text:p text:style-name="P21"><text:s text:c="2"/>| AMPER</text:p>
      <text:p text:style-name="P21"><text:s text:c="2"/>| BANG</text:p>
      <text:p text:style-name="P21"><text:s text:c="2"/>| GT</text:p>
      <text:p text:style-name="P21"><text:s text:c="2"/>| LT</text:p>
      <text:p text:style-name="P21"><text:s text:c="2"/>| GTLT</text:p>
      <text:p text:style-name="P21"><text:s text:c="2"/>| MINUSGT</text:p>
      <text:p text:style-name="P21"><text:s text:c="2"/>| TILDA</text:p>
      <text:p text:style-name="P21"><text:soft-page-break/>;</text:p>
      <text:p text:style-name="P21"/>
      <text:p text:style-name="P21">sqid:</text:p>
      <text:p text:style-name="P21"><text:s text:c="2"/>| squal sid</text:p>
      <text:p text:style-name="P21">;</text:p>
      <text:p text:style-name="P21"/>
      <text:p text:style-name="P21">soqid:</text:p>
      <text:p text:style-name="P21"><text:s text:c="2"/>| sid</text:p>
      <text:p text:style-name="P21"><text:s text:c="2"/>| squal sid</text:p>
      <text:p text:style-name="P21">;</text:p>
      <text:p text:style-name="P21"/>
      <text:p text:style-name="P21">schar: /* static integer */</text:p>
      <text:p text:style-name="P21"><text:s text:c="2"/>| Lchar</text:p>
      <text:p text:style-name="P21">;</text:p>
      <text:p text:style-name="P21"/>
      <text:p text:style-name="P21">sint: /* static integer */</text:p>
      <text:p text:style-name="P21"><text:s text:c="2"/>| Lint</text:p>
      <text:p text:style-name="P21">;</text:p>
      <text:p text:style-name="P21"/>
      <text:p text:style-name="P21">/* ****** ****** */</text:p>
      <text:p text:style-name="P21"/>
      <text:p text:style-name="P21">efftag: /* identifier */</text:p>
      <text:p text:style-name="P21"><text:s text:c="2"/>| BANG ALPHANUM</text:p>
      <text:p text:style-name="P21"><text:s text:c="2"/>| ALPHANUM</text:p>
      <text:p text:style-name="P21"><text:s text:c="2"/>| FUN</text:p>
      <text:p text:style-name="P21"><text:s text:c="2"/>| sint</text:p>
      <text:p text:style-name="P21">;</text:p>
      <text:p text:style-name="P21"/>
      <text:p text:style-name="P21">commaefftagseq:</text:p>
      <text:p text:style-name="P21"><text:s text:c="2"/>| /* empty */</text:p>
      <text:p text:style-name="P21"><text:s text:c="2"/>| COMMA efftag commaefftagseq</text:p>
      <text:p text:style-name="P21">;</text:p>
      <text:p text:style-name="P21"/>
      <text:p text:style-name="P21">efftagseq: /* identifier sequence */</text:p>
      <text:p text:style-name="P21"><text:s text:c="2"/>| /* empty */</text:p>
      <text:p text:style-name="P21"><text:s text:c="2"/>| efftag commaefftagseq</text:p>
      <text:p text:style-name="P21">;</text:p>
      <text:p text:style-name="P21"/>
      <text:p text:style-name="P21">colonwith:</text:p>
      <text:p text:style-name="P21"><text:s text:c="2"/>| COLON</text:p>
      <text:p text:style-name="P21"><text:s text:c="2"/>| COLONLTGT</text:p>
      <text:p text:style-name="P21"><text:s text:c="2"/>| COLONLT efftagseq GT</text:p>
      <text:p text:style-name="P21">;</text:p>
      <text:p text:style-name="P21"/>
      <text:p text:style-name="P21">/* ****** ****** */</text:p>
      <text:p text:style-name="P21"/>
      <text:p text:style-name="P21">atsexp: /* atomic static expression */</text:p>
      <text:p text:style-name="P21"><text:s text:c="2"/>| sid</text:p>
      <text:p text:style-name="P21"><text:soft-page-break/><text:s text:c="2"/>| OP sid</text:p>
      <text:p text:style-name="P21"><text:s text:c="2"/>| sqid</text:p>
      <text:p text:style-name="P21"><text:s text:c="2"/>| soqid HASHLBRACE sexprec RBRACE</text:p>
      <text:p text:style-name="P21"><text:s text:c="2"/>| DOLLAREXTYPE Lstring</text:p>
      <text:p text:style-name="P21"><text:s text:c="2"/>| schar</text:p>
      <text:p text:style-name="P21"><text:s text:c="2"/>| sint</text:p>
      <text:p text:style-name="P21"><text:s text:c="2"/>| LPAREN sexpseq RPAREN</text:p>
      <text:p text:style-name="P21"><text:s text:c="2"/>| LPAREN sexpseq BAR sexpseq RPAREN</text:p>
      <text:p text:style-name="P21"/>
      <text:p text:style-name="P21"><text:s text:c="2"/>| ATLBRACE sexprec RBRACE</text:p>
      <text:p text:style-name="P21"><text:s text:c="2"/>| QUOTELBRACE sexprec RBRACE</text:p>
      <text:p text:style-name="P21"/>
      <text:p text:style-name="P21"><text:s text:c="2"/>| ATLPAREN sexpseq RPAREN</text:p>
      <text:p text:style-name="P21"><text:s text:c="2"/>| QUOTELPAREN sexpseq RPAREN</text:p>
      <text:p text:style-name="P21"/>
      <text:p text:style-name="P21"><text:s text:c="2"/>| ATLPAREN sexpseq BAR sexpseq RPAREN</text:p>
      <text:p text:style-name="P21"><text:s text:c="2"/>| QUOTELPAREN sexpseq BAR sexpseq RPAREN</text:p>
      <text:p text:style-name="P21"/>
      <text:p text:style-name="P21"/>
      <text:p text:style-name="P21"><text:s text:c="2"/>| ATLBRACKET sexp RBRACKET LBRACKET sarrindseq</text:p>
      <text:p text:style-name="P21"/>
      <text:p text:style-name="P21"><text:s text:c="2"/>| STRUCT LBRACE sexprec RBRACE</text:p>
      <text:p text:style-name="P21"><text:s text:c="2"/>| UNION atsexp LBRACE sexprec RBRACE</text:p>
      <text:p text:style-name="P21"><text:s text:c="2"/>| MINUSLT efftagseq GT</text:p>
      <text:p text:style-name="P21"><text:s text:c="2"/>| MINUSLTGT</text:p>
      <text:p text:style-name="P21">;</text:p>
      <text:p text:style-name="P21"/>
      <text:p text:style-name="P21">argsexp:</text:p>
      <text:p text:style-name="P21"><text:s text:c="2"/>| atsexp</text:p>
      <text:p text:style-name="P21"><text:s text:c="2"/>| LAM sargseqseq colonsrtopt EQGT sexp %prec SEXPLAM</text:p>
      <text:p text:style-name="P21"/>
      <text:p text:style-name="P21"><text:s text:c="2"/>| LBRACKET squaseq RBRACKET sexp %prec SEXPEXI</text:p>
      <text:p text:style-name="P21"/>
      <text:p text:style-name="P21"><text:s text:c="2"/>| LBRACE squaseq RBRACE sexp %prec SEXPUNI</text:p>
      <text:p text:style-name="P21"/>
      <text:p text:style-name="P21">;</text:p>
      <text:p text:style-name="P21"/>
      <text:p text:style-name="P21">argsexpseq:</text:p>
      <text:p text:style-name="P21"><text:s text:c="2"/>| argsexp</text:p>
      <text:p text:style-name="P21"><text:s text:c="2"/>| atsexp argsexpseq</text:p>
      <text:p text:style-name="P21">;</text:p>
      <text:p text:style-name="P21"/>
      <text:p text:style-name="P21">appsexp: /* static application */</text:p>
      <text:p text:style-name="P21"><text:s text:c="2"/>| atsexp argsexpseq</text:p>
      <text:p text:style-name="P21">;</text:p>
      <text:p text:style-name="P21"/>
      <text:p text:style-name="P21">sarrindseq:</text:p>
      <text:p text:style-name="P21"><text:s text:c="2"/>| sexpseq RBRACKET %prec SARRINDSEQ</text:p>
      <text:p text:style-name="P21"><text:soft-page-break/><text:s text:c="2"/>| sexpseq RBRACKET LBRACKET sarrindseq</text:p>
      <text:p text:style-name="P21"/>
      <text:p text:style-name="P21">;</text:p>
      <text:p text:style-name="P21"/>
      <text:p text:style-name="P21">tmpsexpseqseq:</text:p>
      <text:p text:style-name="P21"><text:s text:c="2"/>| tmpsexpseq</text:p>
      <text:p text:style-name="P21"><text:s text:c="2"/>| tmpsexpseq GTLT tmpsexpseqseq</text:p>
      <text:p text:style-name="P21">;</text:p>
      <text:p text:style-name="P21"/>
      <text:p text:style-name="P21">tmpsexpseq:</text:p>
      <text:p text:style-name="P21"><text:s text:c="2"/>| tmpsexp commatmpsexpseq</text:p>
      <text:p text:style-name="P21">;</text:p>
      <text:p text:style-name="P21"/>
      <text:p text:style-name="P21">commatmpsexpseq:</text:p>
      <text:p text:style-name="P21"><text:s text:c="2"/>| /* empty */</text:p>
      <text:p text:style-name="P21"><text:s text:c="2"/>| COMMA tmpsexp commatmpsexpseq</text:p>
      <text:p text:style-name="P21">;</text:p>
      <text:p text:style-name="P21"/>
      <text:p text:style-name="P21">tmpargsexpseq:</text:p>
      <text:p text:style-name="P21"><text:s text:c="2"/>| /* empty */<text:tab/>%prec TMPARGSEXPSEQ</text:p>
      <text:p text:style-name="P21"><text:s text:c="2"/>| atsexp tmpargsexpseq</text:p>
      <text:p text:style-name="P21">;</text:p>
      <text:p text:style-name="P21"/>
      <text:p text:style-name="P21">tmpsexp:</text:p>
      <text:p text:style-name="P21"><text:s text:c="2"/>| atsexp tmpargsexpseq</text:p>
      <text:p text:style-name="P21">;</text:p>
      <text:p text:style-name="P21"/>
      <text:p text:style-name="P21"/>
      <text:p text:style-name="P21">sexp: /* static expression */</text:p>
      <text:p text:style-name="P21"><text:s text:c="2"/>| argsexp</text:p>
      <text:p text:style-name="P21"><text:s text:c="2"/>| appsexp</text:p>
      <text:p text:style-name="P21"><text:s text:c="2"/>| sexp COLON srt</text:p>
      <text:p text:style-name="P21">;</text:p>
      <text:p text:style-name="P21"/>
      <text:p text:style-name="P21">commasexpseq:</text:p>
      <text:p text:style-name="P21"><text:s text:c="2"/>| /* empty */</text:p>
      <text:p text:style-name="P21"><text:s text:c="2"/>| COMMA sexp commasexpseq</text:p>
      <text:p text:style-name="P21">;</text:p>
      <text:p text:style-name="P21"/>
      <text:p text:style-name="P21">sexpseq:</text:p>
      <text:p text:style-name="P21"><text:s text:c="2"/>| /* empty */</text:p>
      <text:p text:style-name="P21"><text:s text:c="2"/>| sexp commasexpseq</text:p>
      <text:p text:style-name="P21">;</text:p>
      <text:p text:style-name="P21"/>
      <text:p text:style-name="P21">labsexp: /* labelled static expression */</text:p>
      <text:p text:style-name="P21"><text:s text:c="2"/>| lab EQ sexp</text:p>
      <text:p text:style-name="P21"><text:s text:c="2"/>| arrayid sarrindseq EQ sexp</text:p>
      <text:p text:style-name="P21">;</text:p>
      <text:p text:style-name="P21"><text:soft-page-break/></text:p>
      <text:p text:style-name="P21">commasexprec:</text:p>
      <text:p text:style-name="P21"><text:s text:c="2"/>| /* empty */</text:p>
      <text:p text:style-name="P21"><text:s text:c="2"/>| COMMA labsexp commasexprec</text:p>
      <text:p text:style-name="P21">;</text:p>
      <text:p text:style-name="P21"/>
      <text:p text:style-name="P21">sexprec: /* static expressions row */</text:p>
      <text:p text:style-name="P21"><text:s text:c="2"/>| /* empty */</text:p>
      <text:p text:style-name="P21"><text:s text:c="2"/>| labsexp commasexprec</text:p>
      <text:p text:style-name="P21">;</text:p>
      <text:p text:style-name="P21"/>
      <text:p text:style-name="P21">commasidseq:</text:p>
      <text:p text:style-name="P21"><text:s text:c="2"/>| /* empty */</text:p>
      <text:p text:style-name="P21"><text:s text:c="2"/>| COMMA sid commasidseq</text:p>
      <text:p text:style-name="P21">;</text:p>
      <text:p text:style-name="P21"/>
      <text:p text:style-name="P21">sidseq:</text:p>
      <text:p text:style-name="P21"><text:s text:c="2"/>| sid commasidseq</text:p>
      <text:p text:style-name="P21">;</text:p>
      <text:p text:style-name="P21"/>
      <text:p text:style-name="P21">squa: /* static context item */</text:p>
      <text:p text:style-name="P21"><text:s text:c="2"/>| argsexp</text:p>
      <text:p text:style-name="P21"><text:s text:c="2"/>| appsexp</text:p>
      <text:p text:style-name="P21"><text:s text:c="2"/>| sidseq COLON srtext</text:p>
      <text:p text:style-name="P21">;</text:p>
      <text:p text:style-name="P21"/>
      <text:p text:style-name="P21">semibarsquaseq:</text:p>
      <text:p text:style-name="P21"><text:s text:c="2"/>| /* empty */</text:p>
      <text:p text:style-name="P21"><text:s text:c="2"/>| SEMICOLON squa semibarsquaseq</text:p>
      <text:p text:style-name="P21"><text:s text:c="2"/>| BAR squa semibarsquaseq</text:p>
      <text:p text:style-name="P21">;</text:p>
      <text:p text:style-name="P21"/>
      <text:p text:style-name="P21">squaseq: /* static context item sequence */</text:p>
      <text:p text:style-name="P21"><text:s text:c="2"/>| /* empty */</text:p>
      <text:p text:style-name="P21"><text:s text:c="2"/>| squa semibarsquaseq</text:p>
      <text:p text:style-name="P21">;</text:p>
      <text:p text:style-name="P21"/>
      <text:p text:style-name="P21">barsexpseq:</text:p>
      <text:p text:style-name="P21"><text:s text:c="2"/>| /* empty */</text:p>
      <text:p text:style-name="P21"><text:s text:c="2"/>| BAR sexp barsexpseq</text:p>
      <text:p text:style-name="P21"><text:s text:c="2"/>| SEMICOLON sexp barsexpseq</text:p>
      <text:p text:style-name="P21">;</text:p>
      <text:p text:style-name="P21"/>
      <text:p text:style-name="P21">srtext: /* extended sort (sort and subset sort) */</text:p>
      <text:p text:style-name="P21"><text:s text:c="2"/>| srt</text:p>
      <text:p text:style-name="P21"><text:s text:c="2"/>| LBRACE sid COLON srtext BAR sexp barsexpseq RBRACE</text:p>
      <text:p text:style-name="P21"/>
      <text:p text:style-name="P21">;</text:p>
      <text:p text:style-name="P21"><text:soft-page-break/></text:p>
      <text:p text:style-name="P21">sexparg:</text:p>
      <text:p text:style-name="P21"><text:s text:c="2"/>| DOTDOT</text:p>
      <text:p text:style-name="P21"><text:s text:c="2"/>| DOTDOTDOT</text:p>
      <text:p text:style-name="P21"><text:s text:c="2"/>| sexpseq</text:p>
      <text:p text:style-name="P21">;</text:p>
      <text:p text:style-name="P21"/>
      <text:p text:style-name="P21">/* loop invariant */</text:p>
      <text:p text:style-name="P21"/>
      <text:p text:style-name="P21">loopinvqua:</text:p>
      <text:p text:style-name="P21"><text:s text:c="2"/>| /* empty */</text:p>
      <text:p text:style-name="P21"><text:s text:c="2"/>| LBRACE squaseq RBRACE</text:p>
      <text:p text:style-name="P21">;</text:p>
      <text:p text:style-name="P21"/>
      <text:p text:style-name="P21">loopinvmet:</text:p>
      <text:p text:style-name="P21"><text:s text:c="2"/>| /* empty */</text:p>
      <text:p text:style-name="P21"><text:s text:c="2"/>| DOTLT sexpseq GTDOT</text:p>
      <text:p text:style-name="P21"><text:s text:c="2"/>| DOTLTGTDOT</text:p>
      <text:p text:style-name="P21">;</text:p>
      <text:p text:style-name="P21"/>
      <text:p text:style-name="P21">loopinvarg:</text:p>
      <text:p text:style-name="P21"><text:s text:c="2"/>| did COLON</text:p>
      <text:p text:style-name="P21"><text:s text:c="2"/>| did COLON sexp</text:p>
      <text:p text:style-name="P21">;</text:p>
      <text:p text:style-name="P21"/>
      <text:p text:style-name="P21">commaloopinvargseq:</text:p>
      <text:p text:style-name="P21"><text:s text:c="2"/>| /* empty */</text:p>
      <text:p text:style-name="P21"><text:s text:c="2"/>| COMMA loopinvarg commaloopinvargseq</text:p>
      <text:p text:style-name="P21">;</text:p>
      <text:p text:style-name="P21"/>
      <text:p text:style-name="P21">loopinvargseq:</text:p>
      <text:p text:style-name="P21"><text:s text:c="2"/>| /* empty */</text:p>
      <text:p text:style-name="P21"><text:s text:c="2"/>| loopinvarg commaloopinvargseq</text:p>
      <text:p text:style-name="P21">;</text:p>
      <text:p text:style-name="P21"/>
      <text:p text:style-name="P21">loopinvargstate:</text:p>
      <text:p text:style-name="P21"><text:s text:c="2"/>| LPAREN loopinvargseq RPAREN</text:p>
      <text:p text:style-name="P21">;</text:p>
      <text:p text:style-name="P21"/>
      <text:p text:style-name="P21">loopinvresqua:</text:p>
      <text:p text:style-name="P21"><text:s text:c="2"/>| /* empty */</text:p>
      <text:p text:style-name="P21"><text:s text:c="2"/>| LBRACKET squaseq RBRACKET</text:p>
      <text:p text:style-name="P21">;</text:p>
      <text:p text:style-name="P21"/>
      <text:p text:style-name="P21">loopinvresstate:</text:p>
      <text:p text:style-name="P21"><text:s text:c="2"/>| /* empty */</text:p>
      <text:p text:style-name="P21"><text:s text:c="2"/>| COLON loopinvresqua LPAREN loopinvargseq RPAREN</text:p>
      <text:p text:style-name="P21"/>
      <text:p text:style-name="P21"><text:soft-page-break/>;</text:p>
      <text:p text:style-name="P21"/>
      <text:p text:style-name="P21">loopinv: /* invariant for &lt;while&gt; and &lt;for&gt; loops */</text:p>
      <text:p text:style-name="P21"><text:s text:c="2"/>| loopinvqua loopinvmet loopinvargstate loopinvresstate</text:p>
      <text:p text:style-name="P21"/>
      <text:p text:style-name="P21">;</text:p>
      <text:p text:style-name="P21"/>
      <text:p text:style-name="P21">srtdefdec:</text:p>
      <text:p text:style-name="P21"><text:s text:c="2"/>| srtid srtargseqseq EQ srtext</text:p>
      <text:p text:style-name="P21">;</text:p>
      <text:p text:style-name="P21"/>
      <text:p text:style-name="P21">andsrtdefdecseq:</text:p>
      <text:p text:style-name="P21"><text:s text:c="2"/>| /* empty */</text:p>
      <text:p text:style-name="P21"><text:s text:c="2"/>| AND srtdefdec andsrtdefdecseq</text:p>
      <text:p text:style-name="P21">;</text:p>
      <text:p text:style-name="P21"/>
      <text:p text:style-name="P21">srtdefdecseq:</text:p>
      <text:p text:style-name="P21"><text:s text:c="2"/>| srtdefdec andsrtdefdecseq</text:p>
      <text:p text:style-name="P21">;</text:p>
      <text:p text:style-name="P21"/>
      <text:p text:style-name="P21">/* prop/type/view/viewtype constructor arguments */</text:p>
      <text:p text:style-name="P21"/>
      <text:p text:style-name="P21">datakind:</text:p>
      <text:p text:style-name="P21"><text:s text:c="2"/>| DATAPROP</text:p>
      <text:p text:style-name="P21"><text:s text:c="2"/>| DATAPROPLT srtidseq GT</text:p>
      <text:p text:style-name="P21"><text:s text:c="2"/>| DATATYPE</text:p>
      <text:p text:style-name="P21"><text:s text:c="2"/>| DATATYPELT srtidseq GT</text:p>
      <text:p text:style-name="P21"><text:s text:c="2"/>| DATAVIEW</text:p>
      <text:p text:style-name="P21"><text:s text:c="2"/>| DATAVIEWLT srtidseq GT</text:p>
      <text:p text:style-name="P21"><text:s text:c="2"/>| DATAVIEWTYPE</text:p>
      <text:p text:style-name="P21"><text:s text:c="2"/>| DATAVIEWTYPELT srtidseq GT</text:p>
      <text:p text:style-name="P21">;</text:p>
      <text:p text:style-name="P21"/>
      <text:p text:style-name="P21">datarg:</text:p>
      <text:p text:style-name="P21"><text:s text:c="2"/>| srtpol</text:p>
      <text:p text:style-name="P21"><text:s text:c="2"/>| sid COLON srtpol</text:p>
      <text:p text:style-name="P21">;</text:p>
      <text:p text:style-name="P21"/>
      <text:p text:style-name="P21">commadatargseq:</text:p>
      <text:p text:style-name="P21"><text:s text:c="2"/>| /* empty */</text:p>
      <text:p text:style-name="P21"><text:s text:c="2"/>| COMMA datarg commadatargseq</text:p>
      <text:p text:style-name="P21">;</text:p>
      <text:p text:style-name="P21"/>
      <text:p text:style-name="P21">datargseq:</text:p>
      <text:p text:style-name="P21"><text:s text:c="2"/>| /* empty */</text:p>
      <text:p text:style-name="P21"><text:s text:c="2"/>| datarg commadatargseq</text:p>
      <text:p text:style-name="P21">;</text:p>
      <text:p text:style-name="P21"/>
      <text:p text:style-name="P21"><text:soft-page-break/>/* abstract constructor declaration */</text:p>
      <text:p text:style-name="P21"/>
      <text:p text:style-name="P21">stacon:</text:p>
      <text:p text:style-name="P21"><text:s text:c="2"/>| sid</text:p>
      <text:p text:style-name="P21"><text:s text:c="2"/>| sid LPAREN datargseq RPAREN</text:p>
      <text:p text:style-name="P21"><text:s text:c="2"/>| sid EQ sexp</text:p>
      <text:p text:style-name="P21"><text:s text:c="2"/>| sid LPAREN datargseq RPAREN EQ sexp</text:p>
      <text:p text:style-name="P21">;</text:p>
      <text:p text:style-name="P21"/>
      <text:p text:style-name="P21">andstaconseq:</text:p>
      <text:p text:style-name="P21"><text:s text:c="2"/>| /* empty */</text:p>
      <text:p text:style-name="P21"><text:s text:c="2"/>| AND stacon andstaconseq</text:p>
      <text:p text:style-name="P21">;</text:p>
      <text:p text:style-name="P21"/>
      <text:p text:style-name="P21">staconseq:</text:p>
      <text:p text:style-name="P21"><text:s text:c="2"/>| stacon andstaconseq</text:p>
      <text:p text:style-name="P21">;</text:p>
      <text:p text:style-name="P21"/>
      <text:p text:style-name="P21">stacst:</text:p>
      <text:p text:style-name="P21"><text:s text:c="2"/>| sid stacstargseq COLON srt</text:p>
      <text:p text:style-name="P21">;</text:p>
      <text:p text:style-name="P21"><text:s/></text:p>
      <text:p text:style-name="P21">andstacstseq:</text:p>
      <text:p text:style-name="P21"><text:s text:c="2"/>| /* empty */</text:p>
      <text:p text:style-name="P21"><text:s text:c="2"/>| AND stacst andstacstseq</text:p>
      <text:p text:style-name="P21">;</text:p>
      <text:p text:style-name="P21"/>
      <text:p text:style-name="P21">stacstseq:</text:p>
      <text:p text:style-name="P21"><text:s text:c="2"/>| stacst andstacstseq</text:p>
      <text:p text:style-name="P21">;</text:p>
      <text:p text:style-name="P21"/>
      <text:p text:style-name="P21">stacstarg:</text:p>
      <text:p text:style-name="P21"><text:s text:c="2"/>| LPAREN srtseq RPAREN</text:p>
      <text:p text:style-name="P21">;</text:p>
      <text:p text:style-name="P21"/>
      <text:p text:style-name="P21">stacstargseq:</text:p>
      <text:p text:style-name="P21"><text:s text:c="2"/>| /* empty */</text:p>
      <text:p text:style-name="P21"><text:s text:c="2"/>| stacstarg stacstargseq</text:p>
      <text:p text:style-name="P21">;</text:p>
      <text:p text:style-name="P21"/>
      <text:p text:style-name="P21">stavar:</text:p>
      <text:p text:style-name="P21"><text:s text:c="2"/>| sid COLON srt</text:p>
      <text:p text:style-name="P21">;</text:p>
      <text:p text:style-name="P21"/>
      <text:p text:style-name="P21">andstavarseq:</text:p>
      <text:p text:style-name="P21"><text:s text:c="2"/>| /* empty */</text:p>
      <text:p text:style-name="P21"><text:s text:c="2"/>| AND stavar andstavarseq</text:p>
      <text:p text:style-name="P21">;</text:p>
      <text:p text:style-name="P21"><text:soft-page-break/></text:p>
      <text:p text:style-name="P21">stavarseq:</text:p>
      <text:p text:style-name="P21"><text:s text:c="2"/>| stavar andstavarseq</text:p>
      <text:p text:style-name="P21">;</text:p>
      <text:p text:style-name="P21"/>
      <text:p text:style-name="P21">did: /* dynamic identifier */</text:p>
      <text:p text:style-name="P21"><text:s text:c="2"/>| ALPHANUM %prec DIDALPHANUM</text:p>
      <text:p text:style-name="P21"><text:s text:c="2"/>| SYMBOLIC</text:p>
      <text:p text:style-name="P21"><text:s text:c="2"/>| UNION</text:p>
      <text:p text:style-name="P21"><text:s text:c="2"/>| BANG</text:p>
      <text:p text:style-name="P21"><text:s text:c="2"/>| BACKSLASH</text:p>
      <text:p text:style-name="P21"><text:s text:c="2"/>| EQ</text:p>
      <text:p text:style-name="P21"><text:s text:c="2"/>| GT</text:p>
      <text:p text:style-name="P21"><text:s text:c="2"/>| LT</text:p>
      <text:p text:style-name="P21"><text:s text:c="2"/>| TILDA</text:p>
      <text:p text:style-name="P21">;</text:p>
      <text:p text:style-name="P21"/>
      <text:p text:style-name="P21">arraydid: /* dynamic array identifier */</text:p>
      <text:p text:style-name="P21"><text:s text:c="2"/>| arrayid</text:p>
      <text:p text:style-name="P21">;</text:p>
      <text:p text:style-name="P21"/>
      <text:p text:style-name="P21">tmpdid: /* dynamic template identifier */ </text:p>
      <text:p text:style-name="P21"><text:s text:c="2"/>| tmpid</text:p>
      <text:p text:style-name="P21">;</text:p>
      <text:p text:style-name="P21"/>
      <text:p text:style-name="P21">pid:</text:p>
      <text:p text:style-name="P21"><text:s text:c="2"/>| ALPHANUM</text:p>
      <text:p text:style-name="P21"><text:s text:c="2"/>| SYMBOLIC</text:p>
      <text:p text:style-name="P21">;</text:p>
      <text:p text:style-name="P21"/>
      <text:p text:style-name="P21">dfarg0: /* dynamic variable with optional type annotation */</text:p>
      <text:p text:style-name="P21"><text:s text:c="2"/>| pid</text:p>
      <text:p text:style-name="P21"><text:s text:c="2"/>| pid COLON sexp</text:p>
      <text:p text:style-name="P21">;</text:p>
      <text:p text:style-name="P21"/>
      <text:p text:style-name="P21">commadfarg0seq:</text:p>
      <text:p text:style-name="P21"><text:s text:c="2"/>| /* empty */</text:p>
      <text:p text:style-name="P21"><text:s text:c="2"/>| COMMA dfarg0 commadfarg0seq</text:p>
      <text:p text:style-name="P21">;</text:p>
      <text:p text:style-name="P21"/>
      <text:p text:style-name="P21">dfarg0seq: /* static variable sequence */</text:p>
      <text:p text:style-name="P21"><text:s text:c="2"/>| /* empty */</text:p>
      <text:p text:style-name="P21"><text:s text:c="2"/>| dfarg0 commadfarg0seq</text:p>
      <text:p text:style-name="P21">;</text:p>
      <text:p text:style-name="P21"/>
      <text:p text:style-name="P21">farg0:</text:p>
      <text:p text:style-name="P21"><text:s text:c="2"/>| pid</text:p>
      <text:p text:style-name="P21"><text:s text:c="2"/>| LPAREN dfarg0seq RPAREN</text:p>
      <text:p text:style-name="P21"><text:soft-page-break/><text:s text:c="2"/>| LPAREN dfarg0seq BAR dfarg0seq RPAREN</text:p>
      <text:p text:style-name="P21"/>
      <text:p text:style-name="P21"><text:s text:c="2"/>| LBRACE squaseq RBRACE</text:p>
      <text:p text:style-name="P21">;</text:p>
      <text:p text:style-name="P21"/>
      <text:p text:style-name="P21">farg0seq: /* dynamic variables sequence */</text:p>
      <text:p text:style-name="P21"><text:s text:c="2"/>| /* empty */</text:p>
      <text:p text:style-name="P21"><text:s text:c="2"/>| farg0 farg0seq</text:p>
      <text:p text:style-name="P21">;</text:p>
      <text:p text:style-name="P21"/>
      <text:p text:style-name="P21">dyncst:</text:p>
      <text:p text:style-name="P21"><text:s text:c="2"/>| did farg0seq colonwith sexp</text:p>
      <text:p text:style-name="P21">;</text:p>
      <text:p text:style-name="P21"/>
      <text:p text:style-name="P21">anddyncstseq:</text:p>
      <text:p text:style-name="P21"><text:s text:c="2"/>| /* empty */</text:p>
      <text:p text:style-name="P21"><text:s text:c="2"/>| AND dyncst anddyncstseq</text:p>
      <text:p text:style-name="P21">;</text:p>
      <text:p text:style-name="P21"/>
      <text:p text:style-name="P21">dyncstseq:</text:p>
      <text:p text:style-name="P21"><text:s text:c="2"/>| dyncst anddyncstseq</text:p>
      <text:p text:style-name="P21">;</text:p>
      <text:p text:style-name="P21"/>
      <text:p text:style-name="P21">externopt :</text:p>
      <text:p text:style-name="P21"><text:s text:c="2"/>| /* none */</text:p>
      <text:p text:style-name="P21"><text:s text:c="2"/>| EQ Lstring</text:p>
      <text:p text:style-name="P21">;</text:p>
      <text:p text:style-name="P21"/>
      <text:p text:style-name="P21">dyncstext:</text:p>
      <text:p text:style-name="P21"><text:s text:c="2"/>| did farg0seq colonwith sexp externopt</text:p>
      <text:p text:style-name="P21"/>
      <text:p text:style-name="P21">;</text:p>
      <text:p text:style-name="P21"/>
      <text:p text:style-name="P21">anddyncstextseq:</text:p>
      <text:p text:style-name="P21"><text:s text:c="2"/>| /* empty */</text:p>
      <text:p text:style-name="P21"><text:s text:c="2"/>| AND dyncstext anddyncstextseq</text:p>
      <text:p text:style-name="P21">;</text:p>
      <text:p text:style-name="P21"/>
      <text:p text:style-name="P21">dyncstextseq:</text:p>
      <text:p text:style-name="P21"><text:s text:c="2"/>| dyncstext anddyncstextseq</text:p>
      <text:p text:style-name="P21">;</text:p>
      <text:p text:style-name="P21"/>
      <text:p text:style-name="P21">/* static definition declaration */</text:p>
      <text:p text:style-name="P21"/>
      <text:p text:style-name="P21">sexpdefdec:</text:p>
      <text:p text:style-name="P21"><text:s text:c="2"/>| sid sargseqseq colonsrtopt EQ sexp</text:p>
      <text:p text:style-name="P21">;</text:p>
      <text:p text:style-name="P21"/>
      <text:p text:style-name="P21"><text:soft-page-break/>andsexpdefdecseq:</text:p>
      <text:p text:style-name="P21"><text:s text:c="2"/>| /* empty */</text:p>
      <text:p text:style-name="P21"><text:s text:c="2"/>| AND sexpdefdec andsexpdefdecseq</text:p>
      <text:p text:style-name="P21">;</text:p>
      <text:p text:style-name="P21"/>
      <text:p text:style-name="P21">sexpdefdecseq:</text:p>
      <text:p text:style-name="P21"><text:s text:c="2"/>| sexpdefdec andsexpdefdecseq</text:p>
      <text:p text:style-name="P21">;</text:p>
      <text:p text:style-name="P21"/>
      <text:p text:style-name="P21">/* dataprop/type/view/viewtype declarations */</text:p>
      <text:p text:style-name="P21"/>
      <text:p text:style-name="P21">conquaseq: /* quantifiers */</text:p>
      <text:p text:style-name="P21"><text:s text:c="2"/>| /* empty */</text:p>
      <text:p text:style-name="P21"><text:s text:c="2"/>| LBRACE squaseq RBRACE conquaseq</text:p>
      <text:p text:style-name="P21">;</text:p>
      <text:p text:style-name="P21"/>
      <text:p text:style-name="P21">conresopt: /* type indexes are optional */</text:p>
      <text:p text:style-name="P21"><text:s text:c="2"/>| /* empty */</text:p>
      <text:p text:style-name="P21"><text:s text:c="2"/>| LPAREN sexpseq RPAREN</text:p>
      <text:p text:style-name="P21">;</text:p>
      <text:p text:style-name="P21"/>
      <text:p text:style-name="P21">conargopt: /* arguments are optional */</text:p>
      <text:p text:style-name="P21"><text:s text:c="2"/>| /* empty */</text:p>
      <text:p text:style-name="P21"><text:s text:c="2"/>| OF sexp</text:p>
      <text:p text:style-name="P21">;</text:p>
      <text:p text:style-name="P21"/>
      <text:p text:style-name="P21">datcon:</text:p>
      <text:p text:style-name="P21"><text:s text:c="2"/>| conquaseq did conresopt conargopt</text:p>
      <text:p text:style-name="P21">;</text:p>
      <text:p text:style-name="P21"/>
      <text:p text:style-name="P21">bardatconseq:</text:p>
      <text:p text:style-name="P21"><text:s text:c="2"/>| /* empty */</text:p>
      <text:p text:style-name="P21"><text:s text:c="2"/>| BAR datcon bardatconseq</text:p>
      <text:p text:style-name="P21">;</text:p>
      <text:p text:style-name="P21"/>
      <text:p text:style-name="P21">datconseq: /* the first bar is optional */</text:p>
      <text:p text:style-name="P21"><text:s text:c="2"/>| bardatconseq</text:p>
      <text:p text:style-name="P21"><text:s text:c="2"/>| datcon bardatconseq</text:p>
      <text:p text:style-name="P21">;</text:p>
      <text:p text:style-name="P21"/>
      <text:p text:style-name="P21">datdec:</text:p>
      <text:p text:style-name="P21"><text:s text:c="2"/>| sid EQ datconseq</text:p>
      <text:p text:style-name="P21"><text:s text:c="2"/>| sid LPAREN datargseq RPAREN EQ datconseq</text:p>
      <text:p text:style-name="P21"/>
      <text:p text:style-name="P21">;</text:p>
      <text:p text:style-name="P21"/>
      <text:p text:style-name="P21">anddatdecseq:</text:p>
      <text:p text:style-name="P21"><text:s text:c="2"/>| /* empty */</text:p>
      <text:p text:style-name="P21"><text:soft-page-break/><text:s text:c="2"/>| AND datdec anddatdecseq</text:p>
      <text:p text:style-name="P21">;</text:p>
      <text:p text:style-name="P21"/>
      <text:p text:style-name="P21">datdecseq:</text:p>
      <text:p text:style-name="P21"><text:s text:c="2"/>| datdec anddatdecseq</text:p>
      <text:p text:style-name="P21">;</text:p>
      <text:p text:style-name="P21"/>
      <text:p text:style-name="P21">sexpdefdecseqopt:</text:p>
      <text:p text:style-name="P21"><text:s text:c="2"/>| /* empty */</text:p>
      <text:p text:style-name="P21"><text:s text:c="2"/>| WHERE sexpdefdecseq</text:p>
      <text:p text:style-name="P21">;</text:p>
      <text:p text:style-name="P21"/>
      <text:p text:style-name="P21">/* exception constructor declaration */</text:p>
      <text:p text:style-name="P21"/>
      <text:p text:style-name="P21">exndec:</text:p>
      <text:p text:style-name="P21"><text:s text:c="2"/>| conquaseq did conargopt</text:p>
      <text:p text:style-name="P21"/>
      <text:p text:style-name="P21">andexndecseq:</text:p>
      <text:p text:style-name="P21"><text:s text:c="2"/>| /* empty */</text:p>
      <text:p text:style-name="P21"><text:s text:c="2"/>| AND exndec andexndecseq</text:p>
      <text:p text:style-name="P21">;</text:p>
      <text:p text:style-name="P21"/>
      <text:p text:style-name="P21">exndecseq:</text:p>
      <text:p text:style-name="P21"><text:s text:c="2"/>| exndec andexndecseq</text:p>
      <text:p text:style-name="P21">;</text:p>
      <text:p text:style-name="P21"/>
      <text:p text:style-name="P21">/* module types */</text:p>
      <text:p text:style-name="P21"/>
      <text:p text:style-name="P21">mtdec:</text:p>
      <text:p text:style-name="P21"><text:s text:c="2"/>| sid EQ LBRACE mtitemdecseq RBRACE</text:p>
      <text:p text:style-name="P21">;</text:p>
      <text:p text:style-name="P21"/>
      <text:p text:style-name="P21">andmtdecseq:</text:p>
      <text:p text:style-name="P21"><text:s text:c="2"/>| /* empty */</text:p>
      <text:p text:style-name="P21"><text:s text:c="2"/>| AND mtdec andmtdecseq</text:p>
      <text:p text:style-name="P21">;</text:p>
      <text:p text:style-name="P21"/>
      <text:p text:style-name="P21">mtdecseq:</text:p>
      <text:p text:style-name="P21"><text:s text:c="2"/>| mtdec andmtdecseq</text:p>
      <text:p text:style-name="P21">;</text:p>
      <text:p text:style-name="P21"/>
      <text:p text:style-name="P21">mtitemdec:</text:p>
      <text:p text:style-name="P21"><text:s text:c="2"/>| STA sid COLON srt</text:p>
      <text:p text:style-name="P21"><text:s text:c="2"/>| VAL did farg0seq colonwith sexp</text:p>
      <text:p text:style-name="P21"><text:s text:c="2"/>| PRVAL did farg0seq colonwith sexp</text:p>
      <text:p text:style-name="P21"><text:s text:c="2"/>| STADEF sexpdefdecseq</text:p>
      <text:p text:style-name="P21"><text:s text:c="2"/>| TYPEDEF sexpdefdecseq</text:p>
      <text:p text:style-name="P21"><text:s text:c="2"/>| TYPEDEF REC sexpdefdecseq</text:p>
      <text:p text:style-name="P21"><text:soft-page-break/>;</text:p>
      <text:p text:style-name="P21"/>
      <text:p text:style-name="P21">mtitemdecseq:</text:p>
      <text:p text:style-name="P21"><text:s text:c="2"/>| /* empty */</text:p>
      <text:p text:style-name="P21"><text:s text:c="2"/>| mtitemdec mtitemdecseq</text:p>
      <text:p text:style-name="P21">;</text:p>
      <text:p text:style-name="P21"/>
      <text:p text:style-name="P21">/* static assumption */</text:p>
      <text:p text:style-name="P21"/>
      <text:p text:style-name="P21">saspdec:</text:p>
      <text:p text:style-name="P21"><text:s text:c="2"/>| soqid sargseqseq colonsrtopt EQ sexp</text:p>
      <text:p text:style-name="P21"/>
      <text:p text:style-name="P21">;</text:p>
      <text:p text:style-name="P21"/>
      <text:p text:style-name="P21">andsaspdecseq:</text:p>
      <text:p text:style-name="P21"><text:s text:c="2"/>| /* empty */</text:p>
      <text:p text:style-name="P21"><text:s text:c="2"/>| AND saspdec andsaspdecseq</text:p>
      <text:p text:style-name="P21"/>
      <text:p text:style-name="P21">saspdecseq:</text:p>
      <text:p text:style-name="P21"><text:s text:c="2"/>| saspdec andsaspdecseq</text:p>
      <text:p text:style-name="P21">;</text:p>
      <text:p text:style-name="P21"/>
      <text:p text:style-name="P21">/* dynamic expressions */</text:p>
      <text:p text:style-name="P21"/>
      <text:p text:style-name="P21">dqual: /* dynamic qualifier */</text:p>
      <text:p text:style-name="P21"><text:s text:c="2"/>| DOLLAR sid COLON</text:p>
      <text:p text:style-name="P21"><text:s text:c="2"/>| DOLLAR filename DOT</text:p>
      <text:p text:style-name="P21"><text:s text:c="2"/>| DOLLAR filename DOLLAR sid COLON</text:p>
      <text:p text:style-name="P21"><text:s text:c="2"/>| DOLLAR fileid DOT</text:p>
      <text:p text:style-name="P21"><text:s text:c="2"/>| DOLLAR fileid DOLLAR sid COLON</text:p>
      <text:p text:style-name="P21">; </text:p>
      <text:p text:style-name="P21"/>
      <text:p text:style-name="P21">dqid:</text:p>
      <text:p text:style-name="P21"><text:s text:c="2"/>| dqual did</text:p>
      <text:p text:style-name="P21">;</text:p>
      <text:p text:style-name="P21"/>
      <text:p text:style-name="P21">doqid:</text:p>
      <text:p text:style-name="P21"><text:s text:c="2"/>| did</text:p>
      <text:p text:style-name="P21"><text:s text:c="2"/>| dqual did</text:p>
      <text:p text:style-name="P21">;</text:p>
      <text:p text:style-name="P21"/>
      <text:p text:style-name="P21">tmpdoqid:</text:p>
      <text:p text:style-name="P21"><text:s text:c="2"/>| tmpdid</text:p>
      <text:p text:style-name="P21"><text:s text:c="2"/>| dqual tmpdid</text:p>
      <text:p text:style-name="P21">;</text:p>
      <text:p text:style-name="P21"/>
      <text:p text:style-name="P21">selop:</text:p>
      <text:p text:style-name="P21"><text:s text:c="2"/>| DOT</text:p>
      <text:p text:style-name="P21"><text:soft-page-break/><text:s text:c="2"/>| MINUSGT</text:p>
      <text:p text:style-name="P21">;</text:p>
      <text:p text:style-name="P21"/>
      <text:p text:style-name="P21">atdexp:</text:p>
      <text:p text:style-name="P21"><text:s text:c="2"/>| Lchar</text:p>
      <text:p text:style-name="P21"><text:s text:c="2"/>| Lint</text:p>
      <text:p text:style-name="P21"><text:s text:c="2"/>| Llint</text:p>
      <text:p text:style-name="P21"><text:s text:c="2"/>| Luint</text:p>
      <text:p text:style-name="P21"><text:s text:c="2"/>| Lulint</text:p>
      <text:p text:style-name="P21"><text:s text:c="2"/>| Lfloat</text:p>
      <text:p text:style-name="P21"><text:s text:c="2"/>| Lstring</text:p>
      <text:p text:style-name="P21"><text:s text:c="2"/>| BREAK</text:p>
      <text:p text:style-name="P21"><text:s text:c="2"/>| CONTINUE</text:p>
      <text:p text:style-name="P21"><text:s text:c="2"/>| did</text:p>
      <text:p text:style-name="P21"><text:s text:c="2"/>| dqid</text:p>
      <text:p text:style-name="P21"><text:s text:c="2"/>| OP did</text:p>
      <text:p text:style-name="P21"><text:s text:c="2"/>| selop lab</text:p>
      <text:p text:style-name="P21"><text:s text:c="2"/>| selop LBRACKET darrindseq</text:p>
      <text:p text:style-name="P21"><text:s text:c="2"/>| selop arrayid darrindseq</text:p>
      <text:p text:style-name="P21"><text:s text:c="2"/>| AMPER atdexp</text:p>
      <text:p text:style-name="P21"><text:s text:c="2"/>| arraydid darrindseq</text:p>
      <text:p text:style-name="P21"><text:s text:c="2"/>| tmpdoqid tmpsexpseqseq GT</text:p>
      <text:p text:style-name="P21"><text:s text:c="2"/>| HASH ALPHANUM EQ Lstring</text:p>
      <text:p text:style-name="P21"><text:s text:c="2"/>| LET ddecseq IN dexpsemiseq1 END</text:p>
      <text:p text:style-name="P21"><text:s text:c="2"/>| LPAREN dexpcommaseq RPAREN</text:p>
      <text:p text:style-name="P21"><text:s text:c="2"/>| LPAREN dexpcommaseq BAR dexpcommaseq RPAREN</text:p>
      <text:p text:style-name="P21"/>
      <text:p text:style-name="P21"><text:s text:c="2"/>| LPAREN dexpsemiseq2 RPAREN</text:p>
      <text:p text:style-name="P21"><text:s text:c="2"/>| BEGIN dexpsemiseq1 END</text:p>
      <text:p text:style-name="P21"><text:s text:c="2"/>| HASHLBRACKET sexparg BAR dexp RBRACKET</text:p>
      <text:p text:style-name="P21"/>
      <text:p text:style-name="P21"/>
      <text:p text:style-name="P21"><text:s text:c="2"/>| QUOTELBRACKET dexpcommaseq RBRACKET</text:p>
      <text:p text:style-name="P21"/>
      <text:p text:style-name="P21"><text:s text:c="2"/>| ATLBRACE dexprow RBRACE</text:p>
      <text:p text:style-name="P21"><text:s text:c="2"/>| QUOTELBRACE dexprow RBRACE</text:p>
      <text:p text:style-name="P21"/>
      <text:p text:style-name="P21"><text:s text:c="2"/>| ATLPAREN dexpcommaseq RPAREN</text:p>
      <text:p text:style-name="P21"><text:s text:c="2"/>| QUOTELPAREN dexpcommaseq RPAREN</text:p>
      <text:p text:style-name="P21"><text:s text:c="2"/>| ATLPAREN dexpcommaseq BAR dexpcommaseq RPAREN</text:p>
      <text:p text:style-name="P21"/>
      <text:p text:style-name="P21"><text:s text:c="2"/>| QUOTELPAREN dexpcommaseq BAR dexpcommaseq RPAREN</text:p>
      <text:p text:style-name="P21"/>
      <text:p text:style-name="P21"><text:s text:c="2"/>| ATLBRACKET sexp RBRACKET LBRACKET dexpcommaseq RBRACKET</text:p>
      <text:p text:style-name="P21"/>
      <text:p text:style-name="P21"><text:s text:c="2"/>| STRUCT LBRACE dexprow RBRACE</text:p>
      <text:p text:style-name="P21"><text:s text:c="2"/>| BACKQUOTELPAREN dexp RPAREN</text:p>
      <text:p text:style-name="P21"><text:s text:c="2"/>| COMMALPAREN dexp RPAREN</text:p>
      <text:p text:style-name="P21"><text:soft-page-break/><text:s text:c="2"/>| DOLLAREXTVAL LPAREN sexp COMMA Lstring RPAREN</text:p>
      <text:p text:style-name="P21"/>
      <text:p text:style-name="P21"><text:s text:c="2"/>| DOLLARFOLD LPAREN soqid COMMA dexp RPAREN</text:p>
      <text:p text:style-name="P21"/>
      <text:p text:style-name="P21"><text:s text:c="2"/>| DOLLARUNFOLD LPAREN soqid COMMA dexp RPAREN</text:p>
      <text:p text:style-name="P21"/>
      <text:p text:style-name="P21"><text:s text:c="2"/>| FOLDAT sargdexpseq atdexp</text:p>
      <text:p text:style-name="P21"><text:s text:c="2"/>| FREEAT sargdexpseq atdexp</text:p>
      <text:p text:style-name="P21"><text:s text:c="2"/>| VIEWAT atdexp</text:p>
      <text:p text:style-name="P21"><text:s text:c="4"/>/* lazy evaluation */</text:p>
      <text:p text:style-name="P21"><text:s text:c="2"/>| DOLLARDELAY atdexp</text:p>
      <text:p text:style-name="P21"><text:s text:c="4"/>/* dynamic loading */</text:p>
      <text:p text:style-name="P21"><text:s text:c="2"/>| DOLLARDYNLOAD atdexp</text:p>
      <text:p text:style-name="P21"><text:s text:c="4"/>/* masking effects */</text:p>
      <text:p text:style-name="P21"><text:s text:c="2"/>| DOLLAREFFMASK_ALL atdexp</text:p>
      <text:p text:style-name="P21"><text:s text:c="2"/>| DOLLAREFFMASK_EXN atdexp</text:p>
      <text:p text:style-name="P21"><text:s text:c="2"/>| DOLLAREFFMASK_REF atdexp</text:p>
      <text:p text:style-name="P21"><text:s text:c="4"/>/* encrypt/decrypt */</text:p>
      <text:p text:style-name="P21"><text:s text:c="2"/>| DOLLARENCRYPT atdexp</text:p>
      <text:p text:style-name="P21"><text:s text:c="2"/>| DOLLARDECRYPT atdexp</text:p>
      <text:p text:style-name="P21">;</text:p>
      <text:p text:style-name="P21"/>
      <text:p text:style-name="P21">sargdexp:</text:p>
      <text:p text:style-name="P21"><text:s text:c="2"/>| LBRACE sexparg RBRACE</text:p>
      <text:p text:style-name="P21">;</text:p>
      <text:p text:style-name="P21"/>
      <text:p text:style-name="P21">sargdexpseq:</text:p>
      <text:p text:style-name="P21"><text:s text:c="2"/>| /* empty */</text:p>
      <text:p text:style-name="P21"><text:s text:c="2"/>| sargdexp sargdexpseq</text:p>
      <text:p text:style-name="P21">;</text:p>
      <text:p text:style-name="P21"/>
      <text:p text:style-name="P21">argdexp:</text:p>
      <text:p text:style-name="P21"><text:s text:c="2"/>| atdexp</text:p>
      <text:p text:style-name="P21"><text:s text:c="2"/>| sargdexp</text:p>
      <text:p text:style-name="P21">;</text:p>
      <text:p text:style-name="P21"/>
      <text:p text:style-name="P21">argdexpseq:</text:p>
      <text:p text:style-name="P21"><text:s text:c="2"/>| /* empty */</text:p>
      <text:p text:style-name="P21"><text:s text:c="2"/>| argdexp argdexpseq</text:p>
      <text:p text:style-name="P21">;</text:p>
      <text:p text:style-name="P21"/>
      <text:p text:style-name="P21">darrindseq:</text:p>
      <text:p text:style-name="P21"><text:s text:c="2"/>| dexpcommaseq RBRACKET %prec DARRINDSEQ</text:p>
      <text:p text:style-name="P21"/>
      <text:p text:style-name="P21"><text:s text:c="2"/>| dexpcommaseq RBRACKET LBRACKET darrindseq</text:p>
      <text:p text:style-name="P21"/>
      <text:p text:style-name="P21">;</text:p>
      <text:p text:style-name="P21"/>
      <text:p text:style-name="P21"><text:soft-page-break/>farg1:</text:p>
      <text:p text:style-name="P21"><text:s text:c="2"/>| LBRACE squaseq RBRACE</text:p>
      <text:p text:style-name="P21"><text:s text:c="2"/>| atpat</text:p>
      <text:p text:style-name="P21"><text:s text:c="2"/>| DOTLT sexpseq GTDOT</text:p>
      <text:p text:style-name="P21"><text:s text:c="2"/>| DOTLTGTDOT</text:p>
      <text:p text:style-name="P21">;</text:p>
      <text:p text:style-name="P21"/>
      <text:p text:style-name="P21">farg1seq:</text:p>
      <text:p text:style-name="P21"><text:s text:c="2"/>| /* empty */</text:p>
      <text:p text:style-name="P21"><text:s text:c="2"/>| farg1 farg1seq</text:p>
      <text:p text:style-name="P21">;</text:p>
      <text:p text:style-name="P21"/>
      <text:p text:style-name="P21">farg2:</text:p>
      <text:p text:style-name="P21"><text:s text:c="2"/>| LBRACE sargseq RBRACE</text:p>
      <text:p text:style-name="P21"><text:s text:c="2"/>| atpat</text:p>
      <text:p text:style-name="P21"><text:s text:c="2"/>| DOTLT sexpseq GTDOT</text:p>
      <text:p text:style-name="P21"><text:s text:c="2"/>| DOTLTGTDOT</text:p>
      <text:p text:style-name="P21">;</text:p>
      <text:p text:style-name="P21"/>
      <text:p text:style-name="P21">farg2seq:</text:p>
      <text:p text:style-name="P21"><text:s text:c="2"/>| /* empty */</text:p>
      <text:p text:style-name="P21"><text:s text:c="2"/>| farg2 farg2seq</text:p>
      <text:p text:style-name="P21">;</text:p>
      <text:p text:style-name="P21"/>
      <text:p text:style-name="P21">funarrow:</text:p>
      <text:p text:style-name="P21"><text:s text:c="2"/>| EQGT</text:p>
      <text:p text:style-name="P21"><text:s text:c="2"/>| EQLTGT</text:p>
      <text:p text:style-name="P21"><text:s text:c="2"/>| EQLT efftagseq GT</text:p>
      <text:p text:style-name="P21">;</text:p>
      <text:p text:style-name="P21"/>
      <text:p text:style-name="P21">colonsexpopt: /* optional prop/type annotation */</text:p>
      <text:p text:style-name="P21"><text:s text:c="2"/>| /* empty */</text:p>
      <text:p text:style-name="P21"><text:s text:c="2"/>| COLON sexp</text:p>
      <text:p text:style-name="P21">;</text:p>
      <text:p text:style-name="P21"/>
      <text:p text:style-name="P21">colonwithsexpopt: /* optional prop/type annotation */</text:p>
      <text:p text:style-name="P21"><text:s text:c="2"/>| /* empty */</text:p>
      <text:p text:style-name="P21"><text:s text:c="2"/>| colonwith sexp</text:p>
      <text:p text:style-name="P21">;</text:p>
      <text:p text:style-name="P21"/>
      <text:p text:style-name="P21">casehead:</text:p>
      <text:p text:style-name="P21"><text:s text:c="2"/>| CASE</text:p>
      <text:p text:style-name="P21"><text:s text:c="2"/>| CASEPLUS</text:p>
      <text:p text:style-name="P21"><text:s text:c="2"/>| CASEMINUS</text:p>
      <text:p text:style-name="P21">;</text:p>
      <text:p text:style-name="P21"/>
      <text:p text:style-name="P21">caseinv:</text:p>
      <text:p text:style-name="P21"><text:s text:c="2"/>| /* empty */</text:p>
      <text:p text:style-name="P21"><text:soft-page-break/><text:s text:c="2"/>| loopinvresstate EQGT</text:p>
      <text:p text:style-name="P21">;</text:p>
      <text:p text:style-name="P21"/>
      <text:p text:style-name="P21">forhead:</text:p>
      <text:p text:style-name="P21"><text:s text:c="2"/>| FOR</text:p>
      <text:p text:style-name="P21"><text:s text:c="2"/>| FORSTAR loopinv</text:p>
      <text:p text:style-name="P21">;</text:p>
      <text:p text:style-name="P21"/>
      <text:p text:style-name="P21">whilehead:</text:p>
      <text:p text:style-name="P21"><text:s text:c="2"/>| WHILE</text:p>
      <text:p text:style-name="P21"><text:s text:c="2"/>| WHILESTAR loopinv EQGT</text:p>
      <text:p text:style-name="P21">;</text:p>
      <text:p text:style-name="P21"/>
      <text:p text:style-name="P21">dexp:</text:p>
      <text:p text:style-name="P21"><text:s text:c="2"/>| atdexp argdexpseq</text:p>
      <text:p text:style-name="P21"><text:s text:c="2"/>| IF caseinv dexp THEN dexp %prec DEXPIF</text:p>
      <text:p text:style-name="P21"/>
      <text:p text:style-name="P21"><text:s text:c="2"/>| IF caseinv dexp THEN dexp ELSE dexp %prec DEXPIF</text:p>
      <text:p text:style-name="P21"/>
      <text:p text:style-name="P21"><text:s text:c="2"/>| SIF sexp THEN dexp ELSE dexp %prec DEXPIF</text:p>
      <text:p text:style-name="P21"/>
      <text:p text:style-name="P21"/>
      <text:p text:style-name="P21"><text:s text:c="2"/>| casehead caseinv dexp OF claseq %prec DEXPCASE</text:p>
      <text:p text:style-name="P21"/>
      <text:p text:style-name="P21"><text:s text:c="2"/>| LAM farg1seq colonsexpopt funarrow dexp %prec DEXPLAM</text:p>
      <text:p text:style-name="P21"/>
      <text:p text:style-name="P21"><text:s text:c="2"/>| LLAM farg1seq colonsexpopt funarrow dexp %prec DEXPLAM</text:p>
      <text:p text:style-name="P21"/>
      <text:p text:style-name="P21"><text:s text:c="2"/>| LAMPARA farg1seq colonsexpopt EQGT dexp %prec DEXPLAM</text:p>
      <text:p text:style-name="P21"/>
      <text:p text:style-name="P21"><text:s text:c="2"/>| FIX did farg1seq colonsexpopt funarrow dexp %prec DEXPFIX</text:p>
      <text:p text:style-name="P21"/>
      <text:p text:style-name="P21"><text:s text:c="2"/>| forhead initestpost dexp %prec DEXPFOR</text:p>
      <text:p text:style-name="P21"/>
      <text:p text:style-name="P21"><text:s text:c="2"/>| forhead initestpost LBRACE dexpsemiseq1 RBRACE</text:p>
      <text:p text:style-name="P21"/>
      <text:p text:style-name="P21"><text:s text:c="2"/>| DOLLARRAISE dexp %prec DEXPRAISE</text:p>
      <text:p text:style-name="P21"/>
      <text:p text:style-name="P21"><text:s text:c="2"/>| TRY dexpsemiseq1 WITH claseq %prec DEXPTRY</text:p>
      <text:p text:style-name="P21"/>
      <text:p text:style-name="P21"><text:s text:c="2"/>| whilehead atdexp dexp %prec DEXPWHILE</text:p>
      <text:p text:style-name="P21"/>
      <text:p text:style-name="P21"><text:s text:c="2"/>| whilehead atdexp LBRACE dexpsemiseq1 RBRACE</text:p>
      <text:p text:style-name="P21"/>
      <text:p text:style-name="P21"><text:s text:c="2"/>| MODULE LBRACE moditemdecseq RBRACE</text:p>
      <text:p text:style-name="P21"><text:s text:c="2"/>| dexp COLON sexp %prec DEXPCOLON</text:p>
      <text:p text:style-name="P21"/>
      <text:p text:style-name="P21"><text:s text:c="2"/>| dexp WHERE BEGIN ddecseq END</text:p>
      <text:p text:style-name="P21"><text:soft-page-break/><text:s text:c="2"/>| dexp WHERE LBRACE ddecseq RBRACE</text:p>
      <text:p text:style-name="P21">;</text:p>
      <text:p text:style-name="P21"/>
      <text:p text:style-name="P21">commadexpseq:</text:p>
      <text:p text:style-name="P21"><text:s text:c="2"/>| /* empty */</text:p>
      <text:p text:style-name="P21"><text:s text:c="2"/>| COMMA dexp commadexpseq</text:p>
      <text:p text:style-name="P21">;</text:p>
      <text:p text:style-name="P21"/>
      <text:p text:style-name="P21">dexpcommaseq:</text:p>
      <text:p text:style-name="P21"><text:s text:c="2"/>| /* empty */</text:p>
      <text:p text:style-name="P21"><text:s text:c="2"/>| dexp commadexpseq</text:p>
      <text:p text:style-name="P21">;</text:p>
      <text:p text:style-name="P21"/>
      <text:p text:style-name="P21">dexpsemiseq1:</text:p>
      <text:p text:style-name="P21"><text:s text:c="2"/>| dexp SEMICOLON dexpsemiseq1</text:p>
      <text:p text:style-name="P21"><text:s text:c="2"/>| dexp</text:p>
      <text:p text:style-name="P21"><text:s text:c="2"/>| /* empty */</text:p>
      <text:p text:style-name="P21">;</text:p>
      <text:p text:style-name="P21"/>
      <text:p text:style-name="P21">dexpsemiseq2:</text:p>
      <text:p text:style-name="P21"><text:s text:c="2"/>| dexp SEMICOLON dexpsemiseq1</text:p>
      <text:p text:style-name="P21">;</text:p>
      <text:p text:style-name="P21"/>
      <text:p text:style-name="P21">labdexp:</text:p>
      <text:p text:style-name="P21"><text:s text:c="2"/>| lab EQ dexp</text:p>
      <text:p text:style-name="P21">;</text:p>
      <text:p text:style-name="P21"/>
      <text:p text:style-name="P21">commadexprow:</text:p>
      <text:p text:style-name="P21"><text:s text:c="2"/>| /* empty */</text:p>
      <text:p text:style-name="P21"><text:s text:c="2"/>| COMMA labdexp commadexprow</text:p>
      <text:p text:style-name="P21">;</text:p>
      <text:p text:style-name="P21"/>
      <text:p text:style-name="P21">dexprow:</text:p>
      <text:p text:style-name="P21"><text:s text:c="2"/>| /* empty */</text:p>
      <text:p text:style-name="P21"><text:s text:c="2"/>| labdexp commadexprow</text:p>
      <text:p text:style-name="P21">;</text:p>
      <text:p text:style-name="P21"/>
      <text:p text:style-name="P21">initestpost: /* for loop triple */</text:p>
      <text:p text:style-name="P21"><text:s text:c="2"/>| LPAREN dexpcommaseq SEMICOLON dexpcommaseq SEMICOLON dexpcommaseq RPAREN</text:p>
      <text:p text:style-name="P21"/>
      <text:p text:style-name="P21">;</text:p>
      <text:p text:style-name="P21"/>
      <text:p text:style-name="P21">dexpeof:</text:p>
      <text:p text:style-name="P21"><text:s text:c="2"/>| dexp EOF</text:p>
      <text:p text:style-name="P21">;</text:p>
      <text:p text:style-name="P21"/>
      <text:p text:style-name="P21">/* patterns */</text:p>
      <text:p text:style-name="P21"><text:soft-page-break/></text:p>
      <text:p text:style-name="P21">pqid:</text:p>
      <text:p text:style-name="P21"><text:s text:c="2"/>| dqual pid</text:p>
      <text:p text:style-name="P21">;</text:p>
      <text:p text:style-name="P21"/>
      <text:p text:style-name="P21">atpat:</text:p>
      <text:p text:style-name="P21"><text:s text:c="2"/>| pid</text:p>
      <text:p text:style-name="P21"><text:s text:c="2"/>| pqid</text:p>
      <text:p text:style-name="P21"><text:s text:c="2"/>| BANG pid</text:p>
      <text:p text:style-name="P21"><text:s text:c="2"/>| OP did</text:p>
      <text:p text:style-name="P21"><text:s text:c="2"/>| Lchar</text:p>
      <text:p text:style-name="P21"><text:s text:c="2"/>| Lint</text:p>
      <text:p text:style-name="P21"><text:s text:c="2"/>| Lstring</text:p>
      <text:p text:style-name="P21"/>
      <text:p text:style-name="P21"><text:s text:c="2"/>| LPAREN patseq RPAREN</text:p>
      <text:p text:style-name="P21"><text:s text:c="2"/>| LPAREN patseq BAR patseq RPAREN</text:p>
      <text:p text:style-name="P21"/>
      <text:p text:style-name="P21"><text:s text:c="2"/>| QUOTELBRACKET patseq RBRACKET</text:p>
      <text:p text:style-name="P21"/>
      <text:p text:style-name="P21"><text:s text:c="2"/>| ATLBRACE patrow RBRACE</text:p>
      <text:p text:style-name="P21"><text:s text:c="2"/>| QUOTELBRACE patrow RBRACE</text:p>
      <text:p text:style-name="P21"/>
      <text:p text:style-name="P21"><text:s text:c="2"/>| ATLPAREN patseq RPAREN</text:p>
      <text:p text:style-name="P21"><text:s text:c="2"/>| QUOTELPAREN patseq RPAREN</text:p>
      <text:p text:style-name="P21"/>
      <text:p text:style-name="P21"><text:s text:c="2"/>| ATLPAREN patseq BAR patseq RPAREN</text:p>
      <text:p text:style-name="P21"><text:s text:c="2"/>| QUOTELPAREN patseq BAR patseq RPAREN</text:p>
      <text:p text:style-name="P21"/>
      <text:p text:style-name="P21"/>
      <text:p text:style-name="P21"><text:s text:c="2"/>| LBRACKET sargseq RBRACKET atpat</text:p>
      <text:p text:style-name="P21">;</text:p>
      <text:p text:style-name="P21"/>
      <text:p text:style-name="P21">argpat:</text:p>
      <text:p text:style-name="P21"><text:s text:c="2"/>| atpat</text:p>
      <text:p text:style-name="P21"><text:s text:c="2"/>| LBRACE DOTDOT RBRACE</text:p>
      <text:p text:style-name="P21"><text:s text:c="2"/>| LBRACE DOTDOTDOT RBRACE</text:p>
      <text:p text:style-name="P21"><text:s text:c="2"/>| LBRACE sargseq RBRACE</text:p>
      <text:p text:style-name="P21">;</text:p>
      <text:p text:style-name="P21"/>
      <text:p text:style-name="P21">argpatseq:</text:p>
      <text:p text:style-name="P21"><text:s text:c="2"/>| /* empty */</text:p>
      <text:p text:style-name="P21"><text:s text:c="2"/>| argpat argpatseq</text:p>
      <text:p text:style-name="P21">;</text:p>
      <text:p text:style-name="P21"/>
      <text:p text:style-name="P21">pat:</text:p>
      <text:p text:style-name="P21"><text:s text:c="2"/>| pat COLON sexp</text:p>
      <text:p text:style-name="P21"><text:s text:c="2"/>| atpat argpatseq</text:p>
      <text:p text:style-name="P21"><text:s text:c="2"/>| pid AS pat %prec PATAS</text:p>
      <text:p text:style-name="P21"><text:soft-page-break/><text:s text:c="2"/>| BANG pid AS pat %prec PATAS</text:p>
      <text:p text:style-name="P21"><text:s text:c="2"/>| TILDA pat %prec PATFREE</text:p>
      <text:p text:style-name="P21">;</text:p>
      <text:p text:style-name="P21"/>
      <text:p text:style-name="P21">commapatseq:</text:p>
      <text:p text:style-name="P21"><text:s text:c="2"/>| /* empty */</text:p>
      <text:p text:style-name="P21"><text:s text:c="2"/>| COMMA pat commapatseq</text:p>
      <text:p text:style-name="P21">;</text:p>
      <text:p text:style-name="P21"/>
      <text:p text:style-name="P21">patseq:</text:p>
      <text:p text:style-name="P21"><text:s text:c="2"/>| /* empty */</text:p>
      <text:p text:style-name="P21"><text:s text:c="2"/>| pat commapatseq</text:p>
      <text:p text:style-name="P21">;</text:p>
      <text:p text:style-name="P21"/>
      <text:p text:style-name="P21">labpat:</text:p>
      <text:p text:style-name="P21"><text:s text:c="2"/>| lab EQ pat</text:p>
      <text:p text:style-name="P21">;</text:p>
      <text:p text:style-name="P21"/>
      <text:p text:style-name="P21">commapatrow:</text:p>
      <text:p text:style-name="P21"><text:s text:c="2"/>| /* empty */</text:p>
      <text:p text:style-name="P21"><text:s text:c="2"/>| COMMA DOTDOTDOT</text:p>
      <text:p text:style-name="P21"><text:s text:c="2"/>| COMMA labpat commapatrow</text:p>
      <text:p text:style-name="P21">;</text:p>
      <text:p text:style-name="P21"/>
      <text:p text:style-name="P21">patrow:</text:p>
      <text:p text:style-name="P21"><text:s text:c="2"/>| /* empty */</text:p>
      <text:p text:style-name="P21"><text:s text:c="2"/>| DOTDOTDOT</text:p>
      <text:p text:style-name="P21"><text:s text:c="2"/>| labpat commapatrow</text:p>
      <text:p text:style-name="P21">;</text:p>
      <text:p text:style-name="P21"/>
      <text:p text:style-name="P21">/* pattern matching clauses */</text:p>
      <text:p text:style-name="P21"/>
      <text:p text:style-name="P21">patguaopt:</text:p>
      <text:p text:style-name="P21"><text:s text:c="2"/>| pat</text:p>
      <text:p text:style-name="P21"><text:s text:c="2"/>| pat WHEN dexp</text:p>
      <text:p text:style-name="P21">;</text:p>
      <text:p text:style-name="P21"/>
      <text:p text:style-name="P21">cla:</text:p>
      <text:p text:style-name="P21"><text:s text:c="2"/>| patguaopt EQGT dexp %prec CLAS</text:p>
      <text:p text:style-name="P21"><text:s text:c="2"/>| patguaopt EQGTGT dexp %prec CLAS</text:p>
      <text:p text:style-name="P21"><text:s text:c="2"/>| pat EQSLASHEQGT dexp %prec CLAS</text:p>
      <text:p text:style-name="P21"><text:s text:c="2"/>| pat EQSLASHEQGTGT dexp %prec CLAS</text:p>
      <text:p text:style-name="P21">;</text:p>
      <text:p text:style-name="P21"/>
      <text:p text:style-name="P21">barclaseq:</text:p>
      <text:p text:style-name="P21"><text:s text:c="2"/>| /* empty */<text:tab/>%prec BARSEQNONE</text:p>
      <text:p text:style-name="P21"><text:s text:c="2"/>| BAR cla barclaseq</text:p>
      <text:p text:style-name="P21">;</text:p>
      <text:p text:style-name="P21"><text:soft-page-break/></text:p>
      <text:p text:style-name="P21">claseq:</text:p>
      <text:p text:style-name="P21"><text:s text:c="2"/>| barclaseq</text:p>
      <text:p text:style-name="P21"><text:s text:c="2"/>| cla barclaseq</text:p>
      <text:p text:style-name="P21">;</text:p>
      <text:p text:style-name="P21"/>
      <text:p text:style-name="P21">/* macro declartions */</text:p>
      <text:p text:style-name="P21"/>
      <text:p text:style-name="P21">macvar:</text:p>
      <text:p text:style-name="P21"><text:s text:c="2"/>| pid</text:p>
      <text:p text:style-name="P21">;</text:p>
      <text:p text:style-name="P21"/>
      <text:p text:style-name="P21">commamacvarseq:</text:p>
      <text:p text:style-name="P21"><text:s text:c="2"/>| /* empty */</text:p>
      <text:p text:style-name="P21"><text:s text:c="2"/>| COMMA macvar commamacvarseq</text:p>
      <text:p text:style-name="P21">;</text:p>
      <text:p text:style-name="P21"/>
      <text:p text:style-name="P21">macvarseq:</text:p>
      <text:p text:style-name="P21"><text:s text:c="2"/>| /* empty */</text:p>
      <text:p text:style-name="P21"><text:s text:c="2"/>| macvar commamacvarseq</text:p>
      <text:p text:style-name="P21">;</text:p>
      <text:p text:style-name="P21"/>
      <text:p text:style-name="P21">macvarseqseq:</text:p>
      <text:p text:style-name="P21"><text:s text:c="2"/>| /* empty */</text:p>
      <text:p text:style-name="P21"><text:s text:c="2"/>| macvar macvarseqseq</text:p>
      <text:p text:style-name="P21"><text:s text:c="2"/>| LPAREN macvarseq RPAREN macvarseqseq</text:p>
      <text:p text:style-name="P21"/>
      <text:p text:style-name="P21">;</text:p>
      <text:p text:style-name="P21"/>
      <text:p text:style-name="P21">macdefdec:</text:p>
      <text:p text:style-name="P21"><text:s text:c="2"/>| did macvarseqseq EQ dexp</text:p>
      <text:p text:style-name="P21">;</text:p>
      <text:p text:style-name="P21"/>
      <text:p text:style-name="P21">andmacdefdecseq:</text:p>
      <text:p text:style-name="P21"><text:s text:c="2"/>| /* empty */</text:p>
      <text:p text:style-name="P21"><text:s text:c="2"/>| AND macdefdec andmacdefdecseq</text:p>
      <text:p text:style-name="P21">; </text:p>
      <text:p text:style-name="P21"/>
      <text:p text:style-name="P21">macdefdecseq:</text:p>
      <text:p text:style-name="P21"><text:s text:c="2"/>| macdefdec andmacdefdecseq</text:p>
      <text:p text:style-name="P21">;</text:p>
      <text:p text:style-name="P21"/>
      <text:p text:style-name="P21">/* variable declaration */</text:p>
      <text:p text:style-name="P21"/>
      <text:p text:style-name="P21">vardec:</text:p>
      <text:p text:style-name="P21"><text:s text:c="2"/>| did COLON sexp</text:p>
      <text:p text:style-name="P21"><text:s text:c="2"/>| did EQ dexp</text:p>
      <text:p text:style-name="P21"><text:s text:c="2"/>| did COLON sexp EQ dexp</text:p>
      <text:p text:style-name="P21"><text:soft-page-break/>;</text:p>
      <text:p text:style-name="P21"/>
      <text:p text:style-name="P21">andvardecseq:</text:p>
      <text:p text:style-name="P21"><text:s text:c="2"/>| /* empty */</text:p>
      <text:p text:style-name="P21"><text:s text:c="2"/>| AND vardec andvardecseq</text:p>
      <text:p text:style-name="P21">;</text:p>
      <text:p text:style-name="P21"/>
      <text:p text:style-name="P21">vardecseq:</text:p>
      <text:p text:style-name="P21"><text:s text:c="2"/>| vardec andvardecseq</text:p>
      <text:p text:style-name="P21">;</text:p>
      <text:p text:style-name="P21"/>
      <text:p text:style-name="P21">/* dynamic value declaration */</text:p>
      <text:p text:style-name="P21"/>
      <text:p text:style-name="P21">withtypeopt:</text:p>
      <text:p text:style-name="P21"><text:s text:c="2"/>| /* empty */</text:p>
      <text:p text:style-name="P21"><text:s text:c="2"/>| WITHPROP sexp</text:p>
      <text:p text:style-name="P21"><text:s text:c="2"/>| WITHTYPE sexp</text:p>
      <text:p text:style-name="P21"><text:s text:c="2"/>| WITHVIEW sexp</text:p>
      <text:p text:style-name="P21"><text:s text:c="2"/>| WITHVIEWTYPE sexp</text:p>
      <text:p text:style-name="P21">;</text:p>
      <text:p text:style-name="P21"/>
      <text:p text:style-name="P21">valkind:</text:p>
      <text:p text:style-name="P21"><text:s text:c="2"/>| VAL</text:p>
      <text:p text:style-name="P21"><text:s text:c="2"/>| VALMINUS</text:p>
      <text:p text:style-name="P21"><text:s text:c="2"/>| VALPLUS</text:p>
      <text:p text:style-name="P21"><text:s text:c="2"/>| PRVAL</text:p>
      <text:p text:style-name="P21">;</text:p>
      <text:p text:style-name="P21"/>
      <text:p text:style-name="P21">valdec:</text:p>
      <text:p text:style-name="P21"><text:s text:c="2"/>| pat EQ dexp withtypeopt</text:p>
      <text:p text:style-name="P21">;</text:p>
      <text:p text:style-name="P21"/>
      <text:p text:style-name="P21">andvaldecseq:</text:p>
      <text:p text:style-name="P21"><text:s text:c="2"/>| /* empty */</text:p>
      <text:p text:style-name="P21"><text:s text:c="2"/>| AND valdec andvaldecseq</text:p>
      <text:p text:style-name="P21">;</text:p>
      <text:p text:style-name="P21"/>
      <text:p text:style-name="P21">valdecseq:</text:p>
      <text:p text:style-name="P21"><text:s text:c="2"/>| valdec andvaldecseq</text:p>
      <text:p text:style-name="P21">;</text:p>
      <text:p text:style-name="P21"/>
      <text:p text:style-name="P21">funkind:</text:p>
      <text:p text:style-name="P21"><text:s text:c="2"/>| FN /* non-recursive */</text:p>
      <text:p text:style-name="P21"><text:s text:c="2"/>| FNSTAR /* tail-recursive */</text:p>
      <text:p text:style-name="P21"><text:s text:c="2"/>| FUN /* general recursive */</text:p>
      <text:p text:style-name="P21"><text:s text:c="2"/>| PRFN</text:p>
      <text:p text:style-name="P21"><text:s text:c="2"/>| PRFUN</text:p>
      <text:p text:style-name="P21">;</text:p>
      <text:p text:style-name="P21"><text:soft-page-break/></text:p>
      <text:p text:style-name="P21">funid:</text:p>
      <text:p text:style-name="P21"><text:s text:c="2"/>| did</text:p>
      <text:p text:style-name="P21"><text:s text:c="2"/>| OP did</text:p>
      <text:p text:style-name="P21">;</text:p>
      <text:p text:style-name="P21"/>
      <text:p text:style-name="P21">fundec:</text:p>
      <text:p text:style-name="P21"><text:s text:c="2"/>| funid farg1seq colonwithsexpopt EQ dexp withtypeopt</text:p>
      <text:p text:style-name="P21"/>
      <text:p text:style-name="P21">;</text:p>
      <text:p text:style-name="P21"/>
      <text:p text:style-name="P21">andfundecseq:</text:p>
      <text:p text:style-name="P21"><text:s text:c="2"/>| /* empty */</text:p>
      <text:p text:style-name="P21"><text:s text:c="2"/>| AND fundec andfundecseq</text:p>
      <text:p text:style-name="P21">;</text:p>
      <text:p text:style-name="P21"/>
      <text:p text:style-name="P21">fundecseq:</text:p>
      <text:p text:style-name="P21"><text:s text:c="2"/>| fundec andfundecseq</text:p>
      <text:p text:style-name="P21">;</text:p>
      <text:p text:style-name="P21"/>
      <text:p text:style-name="P21">/* module declaration */</text:p>
      <text:p text:style-name="P21"/>
      <text:p text:style-name="P21">moditemdec:</text:p>
      <text:p text:style-name="P21"><text:s text:c="2"/>/* infixity declarations */</text:p>
      <text:p text:style-name="P21"><text:s text:c="2"/>| INFIX prec idseq</text:p>
      <text:p text:style-name="P21"><text:s text:c="2"/>| INFIXL prec idseq</text:p>
      <text:p text:style-name="P21"><text:s text:c="2"/>| INFIXR prec idseq</text:p>
      <text:p text:style-name="P21"><text:s text:c="2"/>| POSTFIX prec idseq</text:p>
      <text:p text:style-name="P21"><text:s text:c="2"/>| PREFIX prec idseq</text:p>
      <text:p text:style-name="P21"><text:s text:c="2"/>| NONFIX idseq</text:p>
      <text:p text:style-name="P21"><text:s text:c="2"/>/* static declarations */</text:p>
      <text:p text:style-name="P21"><text:s text:c="2"/>| STADEF sexpdefdecseq</text:p>
      <text:p text:style-name="P21"><text:s text:c="2"/>| TYPEDEF sexpdefdecseq</text:p>
      <text:p text:style-name="P21"><text:s text:c="2"/>| TYPEDEF REC sexpdefdecseq</text:p>
      <text:p text:style-name="P21"><text:s text:c="2"/>/* dynamic declarations */</text:p>
      <text:p text:style-name="P21"><text:s text:c="2"/>| valkind valdecseq</text:p>
      <text:p text:style-name="P21"><text:s text:c="2"/>| VAL REC valdecseq</text:p>
      <text:p text:style-name="P21"><text:s text:c="2"/>| funkind fundecseq</text:p>
      <text:p text:style-name="P21">;</text:p>
      <text:p text:style-name="P21"/>
      <text:p text:style-name="P21">moditemdecseq:</text:p>
      <text:p text:style-name="P21"><text:s text:c="2"/>| /* empty */</text:p>
      <text:p text:style-name="P21"><text:s text:c="2"/>| moditemdec moditemdecseq</text:p>
      <text:p text:style-name="P21">;</text:p>
      <text:p text:style-name="P21"/>
      <text:p text:style-name="P21">moddec:</text:p>
      <text:p text:style-name="P21"><text:s text:c="2"/>| did farg1seq colonwithsexpopt EQ LBRACE moditemdecseq RBRACE withtypeopt</text:p>
      <text:p text:style-name="P21"><text:soft-page-break/></text:p>
      <text:p text:style-name="P21">;</text:p>
      <text:p text:style-name="P21"/>
      <text:p text:style-name="P21">andmoddecseq:</text:p>
      <text:p text:style-name="P21"><text:s text:c="2"/>| /* empty */</text:p>
      <text:p text:style-name="P21"><text:s text:c="2"/>| AND moddec andmoddecseq</text:p>
      <text:p text:style-name="P21">;</text:p>
      <text:p text:style-name="P21"/>
      <text:p text:style-name="P21">moddecseq:</text:p>
      <text:p text:style-name="P21"><text:s text:c="2"/>| moddec andmoddecseq</text:p>
      <text:p text:style-name="P21">;</text:p>
      <text:p text:style-name="P21"/>
      <text:p text:style-name="P21">/* dynamic implementation */</text:p>
      <text:p text:style-name="P21"/>
      <text:p text:style-name="P21">implid:</text:p>
      <text:p text:style-name="P21"><text:s text:c="2"/>| doqid</text:p>
      <text:p text:style-name="P21"><text:s text:c="2"/>| tmpdoqid tmpsexpseqseq GT</text:p>
      <text:p text:style-name="P21">;</text:p>
      <text:p text:style-name="P21"/>
      <text:p text:style-name="P21">impldec:</text:p>
      <text:p text:style-name="P21"><text:s text:c="2"/>| implid farg2seq colonsexpopt EQ dexp</text:p>
      <text:p text:style-name="P21"/>
      <text:p text:style-name="P21">;</text:p>
      <text:p text:style-name="P21"/>
      <text:p text:style-name="P21">andimpldecseq:</text:p>
      <text:p text:style-name="P21"><text:s text:c="2"/>| /* empty */</text:p>
      <text:p text:style-name="P21"><text:s text:c="2"/>| AND impldec andimpldecseq</text:p>
      <text:p text:style-name="P21">;</text:p>
      <text:p text:style-name="P21"/>
      <text:p text:style-name="P21">impldecseq:</text:p>
      <text:p text:style-name="P21"><text:s text:c="2"/>| impldec andimpldecseq</text:p>
      <text:p text:style-name="P21">;</text:p>
      <text:p text:style-name="P21"/>
      <text:p text:style-name="P21">/* ****** ****** */</text:p>
      <text:p text:style-name="P21"/>
      <text:p text:style-name="P21">/* end of [ats_grammar.mly]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10 Pitch1" svg:font-family="'Courier 10 Pitch'"/>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WenQuanYi Micro Hei2" svg:font-family="'WenQuanYi Micro Hei'" style:font-family-generic="modern" style:font-pitch="fixed"/>
    <style:font-face style:name="WenQuanYi Micro Hei" svg:font-family="'WenQuanYi Micro Hei'" style:font-pitch="variable"/>
    <style:font-face style:name="文泉驛微米黑" svg:font-family="文泉驛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2"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wxi </meta:initial-creator>
    <meta:creation-date>2012-03-03T17:08:25</meta:creation-date>
    <dc:date>2012-03-12T09:52:39</dc:date>
    <dc:creator>hwxi </dc:creator>
    <meta:editing-duration>P1DT3H54M23S</meta:editing-duration>
    <meta:editing-cycles>215</meta:editing-cycles>
    <meta:generator>LibreOffice/3.4$Unix LibreOffice_project/340m1$Build-402</meta:generator>
    <meta:document-statistic meta:table-count="0" meta:image-count="0" meta:object-count="0" meta:page-count="53" meta:paragraph-count="1621" meta:word-count="6254" meta:character-count="39601" meta:non-whitespace-character-count="36304"/>
  </office:meta>
</office:document-meta>
</file>